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_31_-2-9" style:display-name="1-2-9" style:family="table">
      <style:table-properties style:width="17cm" table:align="margins"/>
    </style:style>
    <style:style style:name="_31_-2-9.A" style:display-name="1-2-9.A" style:family="table-column">
      <style:table-column-properties style:column-width="1.699cm" style:rel-column-width="6548*"/>
    </style:style>
    <style:style style:name="_31_-2-9.B" style:display-name="1-2-9.B" style:family="table-column">
      <style:table-column-properties style:column-width="1.7cm" style:rel-column-width="6554*"/>
    </style:style>
    <style:style style:name="_31_-2-9.J" style:display-name="1-2-9.J" style:family="table-column">
      <style:table-column-properties style:column-width="1.702cm" style:rel-column-width="6561*"/>
    </style:style>
    <style:style style:name="_31_-2-9.A1" style:display-name="1-2-9.A1" style:family="table-cell">
      <style:table-cell-properties style:writing-mode="page"/>
    </style:style>
    <style:style style:name="_31_-2-10" style:display-name="1-2-10" style:family="table">
      <style:table-properties style:width="17.013cm" fo:margin-left="0cm" table:align="left" fo:background-color="transparent">
        <style:background-image/>
      </style:table-properties>
    </style:style>
    <style:style style:name="_31_-2-10.A" style:display-name="1-2-10.A" style:family="table-column">
      <style:table-column-properties style:column-width="1.545cm"/>
    </style:style>
    <style:style style:name="_31_-2-10.C" style:display-name="1-2-10.C" style:family="table-column">
      <style:table-column-properties style:column-width="2.318cm"/>
    </style:style>
    <style:style style:name="_31_-2-10.D" style:display-name="1-2-10.D" style:family="table-column">
      <style:table-column-properties style:column-width="1.789cm"/>
    </style:style>
    <style:style style:name="_31_-2-10.E" style:display-name="1-2-10.E" style:family="table-column">
      <style:table-column-properties style:column-width="2.076cm"/>
    </style:style>
    <style:style style:name="_31_-2-10.J" style:display-name="1-2-10.J" style:family="table-column">
      <style:table-column-properties style:column-width="1.559cm"/>
    </style:style>
    <style:style style:name="_31_-2-10.1" style:display-name="1-2-10.1" style:family="table-row">
      <style:table-row-properties fo:background-color="transparent">
        <style:background-image/>
      </style:table-row-properties>
    </style:style>
    <style:style style:name="_31_-2-10.A1" style:display-name="1-2-10.A1" style:family="table-cell">
      <style:table-cell-properties style:writing-mode="page"/>
    </style:style>
    <style:style style:name="_31_-2-10.E1" style:display-name="1-2-10.E1" style:family="table-cell">
      <style:table-cell-properties fo:background-color="#ffff00" fo:padding="0cm" fo:border="none" style:writing-mode="page">
        <style:background-image/>
      </style:table-cell-properties>
    </style:style>
    <style:style style:name="_31_-2-10.F1" style:display-name="1-2-10.F1" style:family="table-cell">
      <style:table-cell-properties fo:background-color="#ffff00" style:writing-mode="page">
        <style:background-image/>
      </style:table-cell-properties>
    </style:style>
    <style:style style:name="_31_-2-10.I1" style:display-name="1-2-10.I1" style:family="table-cell">
      <style:table-cell-properties fo:background-color="#ffff00" style:writing-mode="page">
        <style:background-image/>
      </style:table-cell-properties>
    </style:style>
    <style:style style:name="_31_-2-10.F2" style:display-name="1-2-10.F2" style:family="table-cell">
      <style:table-cell-properties fo:background-color="#ffff00" style:writing-mode="page">
        <style:background-image/>
      </style:table-cell-properties>
    </style:style>
    <style:style style:name="_31_-2-10.I2" style:display-name="1-2-10.I2" style:family="table-cell">
      <style:table-cell-properties fo:background-color="#ffff00" style:writing-mode="page">
        <style:background-image/>
      </style:table-cell-properties>
    </style:style>
    <style:style style:name="_31_-2-10.F3" style:display-name="1-2-10.F3" style:family="table-cell">
      <style:table-cell-properties fo:background-color="#ffff00" style:writing-mode="page">
        <style:background-image/>
      </style:table-cell-properties>
    </style:style>
    <style:style style:name="_31_-2-10.I3" style:display-name="1-2-10.I3" style:family="table-cell">
      <style:table-cell-properties fo:background-color="#ffff00" style:writing-mode="page">
        <style:background-image/>
      </style:table-cell-properties>
    </style:style>
    <style:style style:name="_31_-2-10.F4" style:display-name="1-2-10.F4" style:family="table-cell">
      <style:table-cell-properties fo:background-color="#ffff00" style:writing-mode="page">
        <style:background-image/>
      </style:table-cell-properties>
    </style:style>
    <style:style style:name="_31_-2-10.I4" style:display-name="1-2-10.I4" style:family="table-cell">
      <style:table-cell-properties fo:background-color="#ffff00" style:writing-mode="page">
        <style:background-image/>
      </style:table-cell-properties>
    </style:style>
    <style:style style:name="_31_-2-10.F5" style:display-name="1-2-10.F5" style:family="table-cell">
      <style:table-cell-properties fo:background-color="#ffff00" style:writing-mode="page">
        <style:background-image/>
      </style:table-cell-properties>
    </style:style>
    <style:style style:name="_31_-2-10.I5" style:display-name="1-2-10.I5" style:family="table-cell">
      <style:table-cell-properties fo:background-color="#ffff00" style:writing-mode="page">
        <style:background-image/>
      </style:table-cell-properties>
    </style:style>
    <style:style style:name="_31_-2-10.F6" style:display-name="1-2-10.F6" style:family="table-cell">
      <style:table-cell-properties fo:background-color="#ffff00" style:writing-mode="page">
        <style:background-image/>
      </style:table-cell-properties>
    </style:style>
    <style:style style:name="_31_-2-10.I6" style:display-name="1-2-10.I6" style:family="table-cell">
      <style:table-cell-properties fo:background-color="#ffff00" style:writing-mode="page">
        <style:background-image/>
      </style:table-cell-properties>
    </style:style>
    <style:style style:name="_31_-2-10.F7" style:display-name="1-2-10.F7" style:family="table-cell">
      <style:table-cell-properties fo:background-color="#ffff00" style:writing-mode="page">
        <style:background-image/>
      </style:table-cell-properties>
    </style:style>
    <style:style style:name="_31_-2-10.I7" style:display-name="1-2-10.I7" style:family="table-cell">
      <style:table-cell-properties fo:background-color="#ffff00" style:writing-mode="page">
        <style:background-image/>
      </style:table-cell-properties>
    </style:style>
    <style:style style:name="_31_-2-10.F8" style:display-name="1-2-10.F8" style:family="table-cell">
      <style:table-cell-properties fo:background-color="#ffff00" style:writing-mode="page">
        <style:background-image/>
      </style:table-cell-properties>
    </style:style>
    <style:style style:name="_31_-2-10.I8" style:display-name="1-2-10.I8" style:family="table-cell">
      <style:table-cell-properties fo:background-color="#ffff00" style:writing-mode="page">
        <style:background-image/>
      </style:table-cell-properties>
    </style:style>
    <style:style style:name="_31_-2-10.F9" style:display-name="1-2-10.F9" style:family="table-cell">
      <style:table-cell-properties fo:background-color="#ffff00" style:writing-mode="page">
        <style:background-image/>
      </style:table-cell-properties>
    </style:style>
    <style:style style:name="_31_-2-10.I9" style:display-name="1-2-10.I9" style:family="table-cell">
      <style:table-cell-properties fo:background-color="#ffff00" style:writing-mode="page">
        <style:background-image/>
      </style:table-cell-properties>
    </style:style>
    <style:style style:name="_31_-2-10.F10" style:display-name="1-2-10.F10" style:family="table-cell">
      <style:table-cell-properties fo:background-color="#ffff00" style:writing-mode="page">
        <style:background-image/>
      </style:table-cell-properties>
    </style:style>
    <style:style style:name="_31_-2-10.I10" style:display-name="1-2-10.I10" style:family="table-cell">
      <style:table-cell-properties fo:background-color="#ffff00" style:writing-mode="page">
        <style:background-image/>
      </style:table-cell-properties>
    </style:style>
    <style:style style:name="_31_-2-10.F11" style:display-name="1-2-10.F11" style:family="table-cell">
      <style:table-cell-properties fo:background-color="#ffff00" style:writing-mode="page">
        <style:background-image/>
      </style:table-cell-properties>
    </style:style>
    <style:style style:name="_31_-2-10.I11" style:display-name="1-2-10.I11" style:family="table-cell">
      <style:table-cell-properties fo:background-color="#ffff00" style:writing-mode="page">
        <style:background-image/>
      </style:table-cell-properties>
    </style:style>
    <style:style style:name="_31_-2-10.F12" style:display-name="1-2-10.F12" style:family="table-cell">
      <style:table-cell-properties fo:background-color="#ffff00" style:writing-mode="page">
        <style:background-image/>
      </style:table-cell-properties>
    </style:style>
    <style:style style:name="_31_-2-10.I12" style:display-name="1-2-10.I12" style:family="table-cell">
      <style:table-cell-properties fo:background-color="#ffff00" style:writing-mode="page">
        <style:background-image/>
      </style:table-cell-properties>
    </style:style>
    <style:style style:name="_31_-2-10.F13" style:display-name="1-2-10.F13" style:family="table-cell">
      <style:table-cell-properties fo:background-color="#ffff00" style:writing-mode="page">
        <style:background-image/>
      </style:table-cell-properties>
    </style:style>
    <style:style style:name="_31_-2-10.I13" style:display-name="1-2-10.I13" style:family="table-cell">
      <style:table-cell-properties fo:background-color="#ffff00" style:writing-mode="page">
        <style:background-image/>
      </style:table-cell-properties>
    </style:style>
    <style:style style:name="_31_-2-10.F14" style:display-name="1-2-10.F14" style:family="table-cell">
      <style:table-cell-properties fo:background-color="#ffff00" style:writing-mode="page">
        <style:background-image/>
      </style:table-cell-properties>
    </style:style>
    <style:style style:name="_31_-2-10.I14" style:display-name="1-2-10.I14" style:family="table-cell">
      <style:table-cell-properties fo:background-color="#ffff00" style:writing-mode="page">
        <style:background-image/>
      </style:table-cell-properties>
    </style:style>
    <style:style style:name="_31_-2-10.F15" style:display-name="1-2-10.F15" style:family="table-cell">
      <style:table-cell-properties fo:background-color="#ffff00" style:writing-mode="page">
        <style:background-image/>
      </style:table-cell-properties>
    </style:style>
    <style:style style:name="_31_-2-10.I15" style:display-name="1-2-10.I15" style:family="table-cell">
      <style:table-cell-properties fo:background-color="#ffff00" style:writing-mode="page">
        <style:background-image/>
      </style:table-cell-properties>
    </style:style>
    <style:style style:name="_31_-2-10.F16" style:display-name="1-2-10.F16" style:family="table-cell">
      <style:table-cell-properties fo:background-color="#ffff00" style:writing-mode="page">
        <style:background-image/>
      </style:table-cell-properties>
    </style:style>
    <style:style style:name="_31_-2-10.I16" style:display-name="1-2-10.I16" style:family="table-cell">
      <style:table-cell-properties fo:background-color="#ffff00" style:writing-mode="page">
        <style:background-image/>
      </style:table-cell-properties>
    </style:style>
    <style:style style:name="_31_-2-10.F17" style:display-name="1-2-10.F17" style:family="table-cell">
      <style:table-cell-properties fo:background-color="#ffff00" style:writing-mode="page">
        <style:background-image/>
      </style:table-cell-properties>
    </style:style>
    <style:style style:name="_31_-2-10.I17" style:display-name="1-2-10.I17" style:family="table-cell">
      <style:table-cell-properties fo:background-color="#ffff00" style:writing-mode="page">
        <style:background-image/>
      </style:table-cell-properties>
    </style:style>
    <style:style style:name="_31_-2-11" style:display-name="1-2-11" style:family="table">
      <style:table-properties style:width="17cm" table:align="margins" fo:background-color="transparent">
        <style:background-image/>
      </style:table-properties>
    </style:style>
    <style:style style:name="_31_-2-11.A" style:display-name="1-2-11.A" style:family="table-column">
      <style:table-column-properties style:column-width="2.125cm" style:rel-column-width="8191*"/>
    </style:style>
    <style:style style:name="_31_-2-11.H" style:display-name="1-2-11.H" style:family="table-column">
      <style:table-column-properties style:column-width="2.127cm" style:rel-column-width="8198*"/>
    </style:style>
    <style:style style:name="_31_-2-11.1" style:display-name="1-2-11.1" style:family="table-row">
      <style:table-row-properties fo:background-color="transparent">
        <style:background-image/>
      </style:table-row-properties>
    </style:style>
    <style:style style:name="_31_-2-11.A1" style:display-name="1-2-11.A1" style:family="table-cell">
      <style:table-cell-properties style:writing-mode="page"/>
    </style:style>
    <style:style style:name="_31_-2-11.D1" style:display-name="1-2-11.D1" style:family="table-cell">
      <style:table-cell-properties fo:background-color="#ffff00" style:writing-mode="page">
        <style:background-image/>
      </style:table-cell-properties>
    </style:style>
    <style:style style:name="_31_-12" style:display-name="1-12" style:family="table">
      <style:table-properties style:width="17.013cm" fo:margin-left="0cm" table:align="left" fo:background-color="transparent">
        <style:background-image/>
      </style:table-properties>
    </style:style>
    <style:style style:name="_31_-12.A" style:display-name="1-12.A" style:family="table-column">
      <style:table-column-properties style:column-width="1.545cm"/>
    </style:style>
    <style:style style:name="_31_-12.F" style:display-name="1-12.F" style:family="table-column">
      <style:table-column-properties style:column-width="1.547cm"/>
    </style:style>
    <style:style style:name="_31_-12.K" style:display-name="1-12.K" style:family="table-column">
      <style:table-column-properties style:column-width="1.559cm"/>
    </style:style>
    <style:style style:name="_31_-12.1" style:display-name="1-12.1" style:family="table-row">
      <style:table-row-properties fo:background-color="transparent">
        <style:background-image/>
      </style:table-row-properties>
    </style:style>
    <style:style style:name="_31_-12.A1" style:display-name="1-12.A1" style:family="table-cell">
      <style:table-cell-properties style:writing-mode="page"/>
    </style:style>
    <style:style style:name="_31_-12.E1" style:display-name="1-12.E1" style:family="table-cell">
      <style:table-cell-properties fo:background-color="#ffff00" style:writing-mode="page">
        <style:background-image/>
      </style:table-cell-properties>
    </style:style>
    <style:style style:name="_31_-2-22" style:display-name="1-2-22" style:family="table">
      <style:table-properties style:width="17cm" table:align="margins" fo:background-color="transparent">
        <style:background-image/>
      </style:table-properties>
    </style:style>
    <style:style style:name="_31_-2-22.A" style:display-name="1-2-22.A" style:family="table-column">
      <style:table-column-properties style:column-width="2.125cm" style:rel-column-width="8191*"/>
    </style:style>
    <style:style style:name="_31_-2-22.H" style:display-name="1-2-22.H" style:family="table-column">
      <style:table-column-properties style:column-width="2.127cm" style:rel-column-width="8198*"/>
    </style:style>
    <style:style style:name="_31_-2-22.A1" style:display-name="1-2-22.A1" style:family="table-cell">
      <style:table-cell-properties style:writing-mode="page"/>
    </style:style>
    <style:style style:name="_31_-2-22.2" style:display-name="1-2-22.2" style:family="table-row">
      <style:table-row-properties fo:background-color="transparent">
        <style:background-image/>
      </style:table-row-properties>
    </style:style>
    <style:style style:name="_31_-2-22.E2" style:display-name="1-2-22.E2" style:family="table-cell">
      <style:table-cell-properties fo:background-color="#dee7e5" style:writing-mode="page">
        <style:background-image/>
      </style:table-cell-properties>
    </style:style>
    <style:style style:name="_31_-2-23" style:display-name="1-2-23" style:family="table">
      <style:table-properties style:width="17cm" table:align="margins" fo:background-color="transparent">
        <style:background-image/>
      </style:table-properties>
    </style:style>
    <style:style style:name="_31_-2-23.A" style:display-name="1-2-23.A" style:family="table-column">
      <style:table-column-properties style:column-width="3.401cm" style:rel-column-width="13107*"/>
    </style:style>
    <style:style style:name="_31_-2-23.A1" style:display-name="1-2-23.A1" style:family="table-cell">
      <style:table-cell-properties style:writing-mode="page"/>
    </style:style>
    <style:style style:name="_31_-2-23.3" style:display-name="1-2-23.3" style:family="table-row">
      <style:table-row-properties fo:background-color="transparent">
        <style:background-image/>
      </style:table-row-properties>
    </style:style>
    <style:style style:name="_31_-2-23.A3" style:display-name="1-2-23.A3" style:family="table-cell">
      <style:table-cell-properties fo:background-color="#dee7e5" style:writing-mode="page">
        <style:background-image/>
      </style:table-cell-properties>
    </style:style>
    <style:style style:name="_31_-2-37" style:display-name="1-2-37" style:family="table">
      <style:table-properties style:width="17cm" table:align="margins" fo:background-color="transparent">
        <style:background-image/>
      </style:table-properties>
    </style:style>
    <style:style style:name="_31_-2-37.A" style:display-name="1-2-37.A" style:family="table-column">
      <style:table-column-properties style:column-width="1.889cm" style:rel-column-width="7281*"/>
    </style:style>
    <style:style style:name="_31_-2-37.I" style:display-name="1-2-37.I" style:family="table-column">
      <style:table-column-properties style:column-width="1.891cm" style:rel-column-width="7287*"/>
    </style:style>
    <style:style style:name="_31_-2-37.1" style:display-name="1-2-37.1" style:family="table-row">
      <style:table-row-properties fo:background-color="transparent">
        <style:background-image/>
      </style:table-row-properties>
    </style:style>
    <style:style style:name="_31_-2-37.A1" style:display-name="1-2-37.A1" style:family="table-cell">
      <style:table-cell-properties style:writing-mode="page"/>
    </style:style>
    <style:style style:name="_31_-2-37.G1" style:display-name="1-2-37.G1" style:family="table-cell">
      <style:table-cell-properties fo:background-color="#ffff00" style:writing-mode="page">
        <style:background-image/>
      </style:table-cell-properties>
    </style:style>
    <style:style style:name="_31_-2-42" style:display-name="1-2-42" style:family="table">
      <style:table-properties style:width="17.013cm" fo:margin-left="0cm" table:align="left"/>
    </style:style>
    <style:style style:name="_31_-2-42.A" style:display-name="1-2-42.A" style:family="table-column">
      <style:table-column-properties style:column-width="2.427cm"/>
    </style:style>
    <style:style style:name="_31_-2-42.B" style:display-name="1-2-42.B" style:family="table-column">
      <style:table-column-properties style:column-width="2.97cm"/>
    </style:style>
    <style:style style:name="_31_-2-42.C" style:display-name="1-2-42.C" style:family="table-column">
      <style:table-column-properties style:column-width="2.91cm"/>
    </style:style>
    <style:style style:name="_31_-2-42.D" style:display-name="1-2-42.D" style:family="table-column">
      <style:table-column-properties style:column-width="2.593cm"/>
    </style:style>
    <style:style style:name="_31_-2-42.F" style:display-name="1-2-42.F" style:family="table-column">
      <style:table-column-properties style:column-width="3.201cm"/>
    </style:style>
    <style:style style:name="_31_-2-42.A1" style:display-name="1-2-42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dec5c" officeooo:paragraph-rsid="001dec5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2561b9"/>
    </style:style>
    <style:style style:name="P4" style:family="paragraph" style:parent-style-name="Table_20_Contents">
      <style:paragraph-properties fo:text-align="center" style:justify-single-word="false"/>
      <style:text-properties officeooo:rsid="001eb8bd" officeooo:paragraph-rsid="001eb8bd"/>
    </style:style>
    <style:style style:name="P5" style:family="paragraph" style:parent-style-name="Table_20_Contents">
      <style:paragraph-properties fo:text-align="center" style:justify-single-word="false"/>
      <style:text-properties officeooo:rsid="002561b9" officeooo:paragraph-rsid="002561b9"/>
    </style:style>
    <style:style style:name="P6" style:family="paragraph" style:parent-style-name="Table_20_Contents">
      <style:paragraph-properties fo:text-align="center" style:justify-single-word="false"/>
      <style:text-properties officeooo:rsid="0025c7cc" officeooo:paragraph-rsid="0025c7cc"/>
    </style:style>
    <style:style style:name="P7" style:family="paragraph" style:parent-style-name="Table_20_Contents">
      <style:paragraph-properties fo:text-align="center" style:justify-single-word="false"/>
      <style:text-properties officeooo:rsid="0028c6fc" officeooo:paragraph-rsid="0028c6fc"/>
    </style:style>
    <style:style style:name="P8" style:family="paragraph" style:parent-style-name="Table_20_Contents">
      <style:paragraph-properties fo:text-align="center" style:justify-single-word="false"/>
      <style:text-properties officeooo:rsid="002df5c8" officeooo:paragraph-rsid="002df5c8"/>
    </style:style>
    <style:style style:name="P9" style:family="paragraph" style:parent-style-name="Table_20_Contents">
      <style:paragraph-properties fo:text-align="center" style:justify-single-word="false"/>
      <style:text-properties officeooo:rsid="002fe4d2" officeooo:paragraph-rsid="002fe4d2"/>
    </style:style>
    <style:style style:name="P10" style:family="paragraph" style:parent-style-name="Table_20_Contents">
      <style:paragraph-properties fo:text-align="center" style:justify-single-word="false"/>
      <style:text-properties officeooo:rsid="0036b99b" officeooo:paragraph-rsid="0036b99b"/>
    </style:style>
    <style:style style:name="P11" style:family="paragraph" style:parent-style-name="Table_20_Contents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  <style:text-properties fo:color="#000000" officeooo:rsid="0036b99b" officeooo:paragraph-rsid="0036b99b"/>
    </style:style>
    <style:style style:name="P13" style:family="paragraph" style:parent-style-name="Table_20_Contents">
      <style:paragraph-properties fo:text-align="center" style:justify-single-word="false"/>
      <style:text-properties fo:color="#000000" officeooo:rsid="003839f0" officeooo:paragraph-rsid="003839f0"/>
    </style:style>
    <style:style style:name="P14" style:family="paragraph" style:parent-style-name="Table_20_Contents">
      <style:paragraph-properties fo:text-align="center" style:justify-single-word="false"/>
      <style:text-properties officeooo:rsid="003839f0" officeooo:paragraph-rsid="003839f0"/>
    </style:style>
    <style:style style:name="P15" style:family="paragraph" style:parent-style-name="Table_20_Contents">
      <style:paragraph-properties fo:text-align="center" style:justify-single-word="false"/>
      <style:text-properties officeooo:rsid="003d7aee" officeooo:paragraph-rsid="003d7aee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officeooo:rsid="003ec715" officeooo:paragraph-rsid="003ec715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3fa8ae" officeooo:paragraph-rsid="003fa8ae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officeooo:rsid="003d7aee" officeooo:paragraph-rsid="003d7aee"/>
    </style:style>
    <style:style style:name="P19" style:family="paragraph" style:parent-style-name="Table_20_Contents">
      <style:paragraph-properties fo:text-align="center" style:justify-single-word="false"/>
      <style:text-properties officeooo:rsid="003dc32b" officeooo:paragraph-rsid="003dc32b"/>
    </style:style>
    <style:style style:name="P20" style:family="paragraph" style:parent-style-name="Table_20_Contents">
      <style:paragraph-properties fo:text-align="center" style:justify-single-word="false"/>
      <style:text-properties officeooo:rsid="003ec715" officeooo:paragraph-rsid="003ec715"/>
    </style:style>
    <style:style style:name="P21" style:family="paragraph" style:parent-style-name="Table_20_Contents">
      <style:paragraph-properties fo:text-align="center" style:justify-single-word="false"/>
      <style:text-properties officeooo:rsid="003fa8ae" officeooo:paragraph-rsid="003fa8ae"/>
    </style:style>
    <style:style style:name="P22" style:family="paragraph" style:parent-style-name="Table_20_Contents">
      <style:paragraph-properties fo:text-align="center" style:justify-single-word="false"/>
      <style:text-properties officeooo:rsid="0066a737" officeooo:paragraph-rsid="0066a737"/>
    </style:style>
    <style:style style:name="P23" style:family="paragraph" style:parent-style-name="Table_20_Contents">
      <style:paragraph-properties fo:text-align="center" style:justify-single-word="false"/>
      <style:text-properties officeooo:rsid="006cb4fc" officeooo:paragraph-rsid="006cb4fc"/>
    </style:style>
    <style:style style:name="P24" style:family="paragraph" style:parent-style-name="Table_20_Contents">
      <style:paragraph-properties fo:text-align="center" style:justify-single-word="false"/>
      <style:text-properties officeooo:rsid="006cca02" officeooo:paragraph-rsid="006cca02"/>
    </style:style>
    <style:style style:name="P25" style:family="paragraph" style:parent-style-name="Table_20_Contents">
      <style:paragraph-properties fo:text-align="center" style:justify-single-word="false"/>
      <style:text-properties officeooo:rsid="0091dd6b" officeooo:paragraph-rsid="0091dd6b"/>
    </style:style>
    <style:style style:name="P26" style:family="paragraph" style:parent-style-name="Table_20_Contents">
      <style:paragraph-properties fo:text-align="center" style:justify-single-word="false"/>
      <style:text-properties officeooo:rsid="009271ca" officeooo:paragraph-rsid="009271ca"/>
    </style:style>
    <style:style style:name="P27" style:family="paragraph" style:parent-style-name="Table_20_Contents">
      <style:paragraph-properties fo:text-align="center" style:justify-single-word="false"/>
      <style:text-properties officeooo:rsid="0096d642" officeooo:paragraph-rsid="0096d642"/>
    </style:style>
    <style:style style:name="P28" style:family="paragraph" style:parent-style-name="Table_20_Contents">
      <style:paragraph-properties fo:text-align="center" style:justify-single-word="false"/>
      <style:text-properties officeooo:rsid="0098ce54" officeooo:paragraph-rsid="0098ce54"/>
    </style:style>
    <style:style style:name="P29" style:family="paragraph" style:parent-style-name="Table_20_Contents">
      <style:paragraph-properties fo:text-align="center" style:justify-single-word="false"/>
      <style:text-properties officeooo:rsid="009a1b02" officeooo:paragraph-rsid="009a1b02"/>
    </style:style>
    <style:style style:name="P30" style:family="paragraph" style:parent-style-name="Table_20_Contents">
      <style:paragraph-properties fo:text-align="center" style:justify-single-word="false"/>
      <style:text-properties fo:color="#c9211e" officeooo:rsid="0096d642" officeooo:paragraph-rsid="0096d642"/>
    </style:style>
    <style:style style:name="P31" style:family="paragraph" style:parent-style-name="Table_20_Contents">
      <style:paragraph-properties fo:text-align="center" style:justify-single-word="false"/>
      <style:text-properties fo:color="#c9211e" officeooo:rsid="0098ce54" officeooo:paragraph-rsid="0098ce54"/>
    </style:style>
    <style:style style:name="P32" style:family="paragraph" style:parent-style-name="Text_20_body">
      <style:text-properties officeooo:rsid="00049d5e" officeooo:paragraph-rsid="00049d5e"/>
    </style:style>
    <style:style style:name="P33" style:family="paragraph" style:parent-style-name="Text_20_body">
      <style:text-properties officeooo:rsid="0006819c" officeooo:paragraph-rsid="0006819c"/>
    </style:style>
    <style:style style:name="P34" style:family="paragraph" style:parent-style-name="Text_20_body">
      <style:text-properties officeooo:rsid="000868c2" officeooo:paragraph-rsid="000868c2"/>
    </style:style>
    <style:style style:name="P35" style:family="paragraph" style:parent-style-name="Text_20_body">
      <style:text-properties officeooo:rsid="000a2e05" officeooo:paragraph-rsid="000a2e05"/>
    </style:style>
    <style:style style:name="P36" style:family="paragraph" style:parent-style-name="Text_20_body">
      <style:text-properties officeooo:rsid="000b474f" officeooo:paragraph-rsid="000b474f"/>
    </style:style>
    <style:style style:name="P37" style:family="paragraph" style:parent-style-name="Text_20_body">
      <style:text-properties officeooo:rsid="000bfb5b" officeooo:paragraph-rsid="000bfb5b"/>
    </style:style>
    <style:style style:name="P38" style:family="paragraph" style:parent-style-name="Text_20_body">
      <style:text-properties officeooo:rsid="000dcb64" officeooo:paragraph-rsid="000dcb64"/>
    </style:style>
    <style:style style:name="P39" style:family="paragraph" style:parent-style-name="Text_20_body">
      <style:text-properties fo:color="#c9211e" officeooo:rsid="000dcb64" officeooo:paragraph-rsid="000dcb64"/>
    </style:style>
    <style:style style:name="P40" style:family="paragraph" style:parent-style-name="Text_20_body">
      <style:text-properties fo:color="#c9211e" officeooo:rsid="0006819c" officeooo:paragraph-rsid="0006819c"/>
    </style:style>
    <style:style style:name="P41" style:family="paragraph" style:parent-style-name="Text_20_body">
      <style:text-properties officeooo:rsid="0014effa" officeooo:paragraph-rsid="0014effa"/>
    </style:style>
    <style:style style:name="P42" style:family="paragraph" style:parent-style-name="Text_20_body">
      <style:text-properties officeooo:rsid="00163ada" officeooo:paragraph-rsid="00163ada"/>
    </style:style>
    <style:style style:name="P43" style:family="paragraph" style:parent-style-name="Text_20_body">
      <style:text-properties officeooo:rsid="00164899" officeooo:paragraph-rsid="00164899"/>
    </style:style>
    <style:style style:name="P44" style:family="paragraph" style:parent-style-name="Text_20_body">
      <style:text-properties officeooo:rsid="00182635" officeooo:paragraph-rsid="00182635"/>
    </style:style>
    <style:style style:name="P45" style:family="paragraph" style:parent-style-name="Text_20_body">
      <style:text-properties officeooo:rsid="00182635" officeooo:paragraph-rsid="00199b47"/>
    </style:style>
    <style:style style:name="P46" style:family="paragraph" style:parent-style-name="Text_20_body">
      <style:paragraph-properties fo:text-align="center" style:justify-single-word="false"/>
      <style:text-properties officeooo:rsid="00182635" officeooo:paragraph-rsid="001dec5c"/>
    </style:style>
    <style:style style:name="P47" style:family="paragraph" style:parent-style-name="Text_20_body">
      <style:text-properties officeooo:paragraph-rsid="00164899"/>
    </style:style>
    <style:style style:name="P48" style:family="paragraph" style:parent-style-name="Text_20_body">
      <style:text-properties officeooo:paragraph-rsid="001acbb1"/>
    </style:style>
    <style:style style:name="P49" style:family="paragraph" style:parent-style-name="Text_20_body">
      <style:text-properties officeooo:paragraph-rsid="00182635"/>
    </style:style>
    <style:style style:name="P50" style:family="paragraph" style:parent-style-name="Text_20_body">
      <style:text-properties officeooo:paragraph-rsid="001b7db7"/>
    </style:style>
    <style:style style:name="P51" style:family="paragraph" style:parent-style-name="Text_20_body">
      <style:text-properties officeooo:paragraph-rsid="001c2a03"/>
    </style:style>
    <style:style style:name="P52" style:family="paragraph" style:parent-style-name="Text_20_body">
      <style:text-properties officeooo:rsid="001c2a03" officeooo:paragraph-rsid="001c2a03"/>
    </style:style>
    <style:style style:name="P53" style:family="paragraph" style:parent-style-name="Text_20_body">
      <style:text-properties officeooo:rsid="001dec5c" officeooo:paragraph-rsid="001dec5c"/>
    </style:style>
    <style:style style:name="P54" style:family="paragraph" style:parent-style-name="Text_20_body">
      <style:paragraph-properties fo:text-align="center" style:justify-single-word="false"/>
      <style:text-properties officeooo:paragraph-rsid="001dec5c"/>
    </style:style>
    <style:style style:name="P55" style:family="paragraph" style:parent-style-name="Text_20_body">
      <style:text-properties officeooo:rsid="001ff64d" officeooo:paragraph-rsid="001ff64d"/>
    </style:style>
    <style:style style:name="P56" style:family="paragraph" style:parent-style-name="Text_20_body">
      <style:text-properties officeooo:rsid="001ff64d" officeooo:paragraph-rsid="00222212"/>
    </style:style>
    <style:style style:name="P57" style:family="paragraph" style:parent-style-name="Text_20_body">
      <style:text-properties officeooo:rsid="001ff64d" officeooo:paragraph-rsid="00232f55"/>
    </style:style>
    <style:style style:name="P58" style:family="paragraph" style:parent-style-name="Text_20_body">
      <style:text-properties officeooo:rsid="001ff64d" officeooo:paragraph-rsid="0023e602"/>
    </style:style>
    <style:style style:name="P59" style:family="paragraph" style:parent-style-name="Text_20_body">
      <style:paragraph-properties fo:text-align="center" style:justify-single-word="false"/>
      <style:text-properties officeooo:rsid="001ff64d" officeooo:paragraph-rsid="002561b9"/>
    </style:style>
    <style:style style:name="P60" style:family="paragraph" style:parent-style-name="Text_20_body">
      <style:text-properties officeooo:rsid="002561b9" officeooo:paragraph-rsid="002561b9"/>
    </style:style>
    <style:style style:name="P61" style:family="paragraph" style:parent-style-name="Text_20_body">
      <style:paragraph-properties fo:text-align="center" style:justify-single-word="false"/>
      <style:text-properties officeooo:rsid="001ff64d" officeooo:paragraph-rsid="002561b9" fo:background-color="transparent"/>
    </style:style>
    <style:style style:name="P62" style:family="paragraph" style:parent-style-name="Text_20_body">
      <style:text-properties officeooo:rsid="002cb120" officeooo:paragraph-rsid="002cb120"/>
    </style:style>
    <style:style style:name="P63" style:family="paragraph" style:parent-style-name="Text_20_body">
      <style:text-properties officeooo:rsid="002df5c8" officeooo:paragraph-rsid="002df5c8"/>
    </style:style>
    <style:style style:name="P64" style:family="paragraph" style:parent-style-name="Text_20_body">
      <style:text-properties officeooo:rsid="0030f5cc" officeooo:paragraph-rsid="0030f5cc"/>
    </style:style>
    <style:style style:name="P65" style:family="paragraph" style:parent-style-name="Text_20_body">
      <style:text-properties officeooo:rsid="0032faf6" officeooo:paragraph-rsid="0032faf6"/>
    </style:style>
    <style:style style:name="P66" style:family="paragraph" style:parent-style-name="Text_20_body">
      <style:text-properties officeooo:rsid="0034bac3" officeooo:paragraph-rsid="0034bac3"/>
    </style:style>
    <style:style style:name="P67" style:family="paragraph" style:parent-style-name="Text_20_body">
      <style:text-properties officeooo:rsid="0035c54b" officeooo:paragraph-rsid="0035c54b"/>
    </style:style>
    <style:style style:name="P68" style:family="paragraph" style:parent-style-name="Text_20_body">
      <style:text-properties officeooo:rsid="0023e602" officeooo:paragraph-rsid="0023e602"/>
    </style:style>
    <style:style style:name="P69" style:family="paragraph" style:parent-style-name="Text_20_body">
      <style:text-properties officeooo:rsid="00416510" officeooo:paragraph-rsid="0042373e"/>
    </style:style>
    <style:style style:name="P70" style:family="paragraph" style:parent-style-name="Text_20_body">
      <style:text-properties officeooo:rsid="0042373e" officeooo:paragraph-rsid="0042373e"/>
    </style:style>
    <style:style style:name="P71" style:family="paragraph" style:parent-style-name="Text_20_body">
      <style:text-properties officeooo:rsid="0042f237" officeooo:paragraph-rsid="0042f237"/>
    </style:style>
    <style:style style:name="P72" style:family="paragraph" style:parent-style-name="Text_20_body">
      <style:text-properties officeooo:rsid="0042f237" officeooo:paragraph-rsid="0044c09b"/>
    </style:style>
    <style:style style:name="P73" style:family="paragraph" style:parent-style-name="Text_20_body">
      <style:text-properties officeooo:rsid="0046484a" officeooo:paragraph-rsid="0046484a"/>
    </style:style>
    <style:style style:name="P74" style:family="paragraph" style:parent-style-name="Text_20_body">
      <style:text-properties officeooo:rsid="00488f74" officeooo:paragraph-rsid="00488f74"/>
    </style:style>
    <style:style style:name="P75" style:family="paragraph" style:parent-style-name="Text_20_body">
      <style:text-properties officeooo:rsid="0048b765" officeooo:paragraph-rsid="0048b765"/>
    </style:style>
    <style:style style:name="P76" style:family="paragraph" style:parent-style-name="Text_20_body">
      <style:text-properties officeooo:rsid="0048f872" officeooo:paragraph-rsid="0048f872"/>
    </style:style>
    <style:style style:name="P77" style:family="paragraph" style:parent-style-name="Text_20_body">
      <style:text-properties officeooo:rsid="0048f872" officeooo:paragraph-rsid="00493cb3"/>
    </style:style>
    <style:style style:name="P78" style:family="paragraph" style:parent-style-name="Text_20_body">
      <style:text-properties officeooo:rsid="0048f872" officeooo:paragraph-rsid="0049c1da"/>
    </style:style>
    <style:style style:name="P79" style:family="paragraph" style:parent-style-name="Text_20_body">
      <style:text-properties officeooo:rsid="004b123b" officeooo:paragraph-rsid="004b123b"/>
    </style:style>
    <style:style style:name="P80" style:family="paragraph" style:parent-style-name="Text_20_body">
      <style:text-properties officeooo:rsid="005034e8" officeooo:paragraph-rsid="005034e8"/>
    </style:style>
    <style:style style:name="P81" style:family="paragraph" style:parent-style-name="Text_20_body">
      <style:text-properties officeooo:rsid="005034e8" officeooo:paragraph-rsid="005778ee"/>
    </style:style>
    <style:style style:name="P82" style:family="paragraph" style:parent-style-name="Text_20_body">
      <style:text-properties officeooo:rsid="0056f047" officeooo:paragraph-rsid="0056f047"/>
    </style:style>
    <style:style style:name="P83" style:family="paragraph" style:parent-style-name="Text_20_body">
      <style:text-properties officeooo:rsid="0058db9e" officeooo:paragraph-rsid="0058db9e"/>
    </style:style>
    <style:style style:name="P84" style:family="paragraph" style:parent-style-name="Text_20_body">
      <style:text-properties officeooo:rsid="005a959c" officeooo:paragraph-rsid="005a959c"/>
    </style:style>
    <style:style style:name="P85" style:family="paragraph" style:parent-style-name="Text_20_body">
      <style:text-properties officeooo:rsid="005c21e3" officeooo:paragraph-rsid="005c21e3"/>
    </style:style>
    <style:style style:name="P86" style:family="paragraph" style:parent-style-name="Text_20_body">
      <style:text-properties officeooo:rsid="005c21e3" officeooo:paragraph-rsid="005e665c"/>
    </style:style>
    <style:style style:name="P87" style:family="paragraph" style:parent-style-name="Text_20_body">
      <style:text-properties officeooo:rsid="005cfa26" officeooo:paragraph-rsid="005cfa26"/>
    </style:style>
    <style:style style:name="P88" style:family="paragraph" style:parent-style-name="Text_20_body">
      <style:text-properties officeooo:rsid="005e665c" officeooo:paragraph-rsid="005e665c"/>
    </style:style>
    <style:style style:name="P89" style:family="paragraph" style:parent-style-name="Text_20_body">
      <style:text-properties officeooo:rsid="00493cb3" officeooo:paragraph-rsid="00493cb3"/>
    </style:style>
    <style:style style:name="P90" style:family="paragraph" style:parent-style-name="Text_20_body">
      <style:text-properties officeooo:rsid="005ed6f6" officeooo:paragraph-rsid="005ed6f6"/>
    </style:style>
    <style:style style:name="P91" style:family="paragraph" style:parent-style-name="Text_20_body">
      <style:text-properties officeooo:rsid="0060f112" officeooo:paragraph-rsid="0060f112"/>
    </style:style>
    <style:style style:name="P92" style:family="paragraph" style:parent-style-name="Text_20_body">
      <style:text-properties officeooo:rsid="00630839" officeooo:paragraph-rsid="00630839"/>
    </style:style>
    <style:style style:name="P93" style:family="paragraph" style:parent-style-name="Text_20_body">
      <style:text-properties officeooo:rsid="006469f9" officeooo:paragraph-rsid="006469f9"/>
    </style:style>
    <style:style style:name="P94" style:family="paragraph" style:parent-style-name="Text_20_body">
      <style:text-properties officeooo:rsid="0064c647" officeooo:paragraph-rsid="0064c647"/>
    </style:style>
    <style:style style:name="P95" style:family="paragraph" style:parent-style-name="Text_20_body">
      <style:text-properties officeooo:rsid="0065494f" officeooo:paragraph-rsid="0065494f"/>
    </style:style>
    <style:style style:name="P96" style:family="paragraph" style:parent-style-name="Text_20_body">
      <style:text-properties officeooo:rsid="0068dd51" officeooo:paragraph-rsid="0068dd51"/>
    </style:style>
    <style:style style:name="P97" style:family="paragraph" style:parent-style-name="Text_20_body">
      <style:text-properties officeooo:rsid="006a8863"/>
    </style:style>
    <style:style style:name="P98" style:family="paragraph" style:parent-style-name="Text_20_body">
      <style:text-properties officeooo:rsid="006a8863" officeooo:paragraph-rsid="006a8863"/>
    </style:style>
    <style:style style:name="P99" style:family="paragraph" style:parent-style-name="Text_20_body">
      <style:text-properties officeooo:rsid="006a8863" officeooo:paragraph-rsid="006cca02"/>
    </style:style>
    <style:style style:name="P100" style:family="paragraph" style:parent-style-name="Text_20_body">
      <style:paragraph-properties fo:text-align="center" style:justify-single-word="false"/>
      <style:text-properties officeooo:rsid="006a8863" officeooo:paragraph-rsid="006cb4fc"/>
    </style:style>
    <style:style style:name="P101" style:family="paragraph" style:parent-style-name="Text_20_body">
      <style:text-properties officeooo:rsid="006b0165" officeooo:paragraph-rsid="006b0165"/>
    </style:style>
    <style:style style:name="P102" style:family="paragraph" style:parent-style-name="Text_20_body">
      <style:text-properties officeooo:rsid="006cca02" officeooo:paragraph-rsid="006b0165"/>
    </style:style>
    <style:style style:name="P103" style:family="paragraph" style:parent-style-name="Text_20_body">
      <style:text-properties officeooo:rsid="006cca02" officeooo:paragraph-rsid="006cca02"/>
    </style:style>
    <style:style style:name="P104" style:family="paragraph" style:parent-style-name="Text_20_body">
      <style:text-properties officeooo:rsid="006e9392" officeooo:paragraph-rsid="006e9392"/>
    </style:style>
    <style:style style:name="P105" style:family="paragraph" style:parent-style-name="Text_20_body">
      <style:text-properties officeooo:rsid="006ec403" officeooo:paragraph-rsid="006ec403"/>
    </style:style>
    <style:style style:name="P106" style:family="paragraph" style:parent-style-name="Text_20_body">
      <style:text-properties officeooo:rsid="006ef706" officeooo:paragraph-rsid="006ef706"/>
    </style:style>
    <style:style style:name="P107" style:family="paragraph" style:parent-style-name="Text_20_body">
      <style:text-properties officeooo:rsid="006fc564" officeooo:paragraph-rsid="006fc564"/>
    </style:style>
    <style:style style:name="P108" style:family="paragraph" style:parent-style-name="Text_20_body">
      <style:text-properties officeooo:rsid="006ffc89" officeooo:paragraph-rsid="006ffc89"/>
    </style:style>
    <style:style style:name="P109" style:family="paragraph" style:parent-style-name="Text_20_body">
      <style:text-properties officeooo:rsid="007198a5" officeooo:paragraph-rsid="007198a5"/>
    </style:style>
    <style:style style:name="P110" style:family="paragraph" style:parent-style-name="Text_20_body">
      <style:text-properties officeooo:rsid="0072033a" officeooo:paragraph-rsid="0072033a"/>
    </style:style>
    <style:style style:name="P111" style:family="paragraph" style:parent-style-name="Text_20_body">
      <style:text-properties officeooo:rsid="0072f980" officeooo:paragraph-rsid="0072f980"/>
    </style:style>
    <style:style style:name="P112" style:family="paragraph" style:parent-style-name="Text_20_body">
      <style:text-properties officeooo:rsid="00745e0c" officeooo:paragraph-rsid="00745e0c"/>
    </style:style>
    <style:style style:name="P113" style:family="paragraph" style:parent-style-name="Text_20_body">
      <style:text-properties officeooo:rsid="00765b64" officeooo:paragraph-rsid="00765b64"/>
    </style:style>
    <style:style style:name="P114" style:family="paragraph" style:parent-style-name="Text_20_body">
      <style:text-properties officeooo:rsid="00775df9" officeooo:paragraph-rsid="00775df9"/>
    </style:style>
    <style:style style:name="P115" style:family="paragraph" style:parent-style-name="Text_20_body">
      <style:text-properties officeooo:rsid="00791e0c" officeooo:paragraph-rsid="00791e0c"/>
    </style:style>
    <style:style style:name="P116" style:family="paragraph" style:parent-style-name="Text_20_body">
      <style:text-properties officeooo:rsid="0079a1b8" officeooo:paragraph-rsid="0079a1b8"/>
    </style:style>
    <style:style style:name="P117" style:family="paragraph" style:parent-style-name="Text_20_body">
      <style:text-properties officeooo:rsid="0079a1b8" officeooo:paragraph-rsid="007c6e0c"/>
    </style:style>
    <style:style style:name="P118" style:family="paragraph" style:parent-style-name="Text_20_body">
      <style:text-properties officeooo:rsid="007c6e0c" officeooo:paragraph-rsid="007c6e0c"/>
    </style:style>
    <style:style style:name="P119" style:family="paragraph" style:parent-style-name="Text_20_body">
      <style:text-properties officeooo:rsid="007d6695" officeooo:paragraph-rsid="007d6695"/>
    </style:style>
    <style:style style:name="P120" style:family="paragraph" style:parent-style-name="Text_20_body">
      <style:text-properties officeooo:paragraph-rsid="00805a61"/>
    </style:style>
    <style:style style:name="P121" style:family="paragraph" style:parent-style-name="Text_20_body">
      <style:text-properties officeooo:rsid="0080ac64" officeooo:paragraph-rsid="0080ac64"/>
    </style:style>
    <style:style style:name="P122" style:family="paragraph" style:parent-style-name="Text_20_body">
      <style:text-properties officeooo:rsid="0081e5ad" officeooo:paragraph-rsid="0081e5ad"/>
    </style:style>
    <style:style style:name="P123" style:family="paragraph" style:parent-style-name="Text_20_body">
      <style:text-properties officeooo:rsid="00830c36" officeooo:paragraph-rsid="00830c36"/>
    </style:style>
    <style:style style:name="P124" style:family="paragraph" style:parent-style-name="Text_20_body">
      <style:text-properties officeooo:rsid="008431e0" officeooo:paragraph-rsid="008431e0"/>
    </style:style>
    <style:style style:name="P125" style:family="paragraph" style:parent-style-name="Text_20_body">
      <style:text-properties officeooo:rsid="008458c2" officeooo:paragraph-rsid="008458c2"/>
    </style:style>
    <style:style style:name="P126" style:family="paragraph" style:parent-style-name="Text_20_body">
      <style:text-properties officeooo:rsid="00870b09" officeooo:paragraph-rsid="00870b09"/>
    </style:style>
    <style:style style:name="P127" style:family="paragraph" style:parent-style-name="Text_20_body">
      <style:text-properties officeooo:rsid="0089a2c4" officeooo:paragraph-rsid="0089a2c4"/>
    </style:style>
    <style:style style:name="P128" style:family="paragraph" style:parent-style-name="Text_20_body">
      <style:text-properties officeooo:rsid="00805a61" officeooo:paragraph-rsid="00805a61"/>
    </style:style>
    <style:style style:name="P129" style:family="paragraph" style:parent-style-name="Text_20_body">
      <style:text-properties officeooo:rsid="008f3948" officeooo:paragraph-rsid="008f3948"/>
    </style:style>
    <style:style style:name="P130" style:family="paragraph" style:parent-style-name="Text_20_body">
      <style:text-properties officeooo:rsid="0090049a" officeooo:paragraph-rsid="0090049a"/>
    </style:style>
    <style:style style:name="P131" style:family="paragraph" style:parent-style-name="Text_20_body">
      <style:text-properties officeooo:rsid="0091dd6b" officeooo:paragraph-rsid="0091dd6b"/>
    </style:style>
    <style:style style:name="P132" style:family="paragraph" style:parent-style-name="Text_20_body">
      <style:text-properties officeooo:rsid="009271ca" officeooo:paragraph-rsid="009271ca"/>
    </style:style>
    <style:style style:name="P133" style:family="paragraph" style:parent-style-name="Text_20_body">
      <style:text-properties officeooo:paragraph-rsid="009271ca"/>
    </style:style>
    <style:style style:name="P134" style:family="paragraph" style:parent-style-name="Text_20_body">
      <style:text-properties officeooo:rsid="009a1b02" officeooo:paragraph-rsid="009a1b02"/>
    </style:style>
    <style:style style:name="P135" style:family="paragraph" style:parent-style-name="Text_20_body">
      <style:text-properties officeooo:rsid="009c0ee7" officeooo:paragraph-rsid="009d987c"/>
    </style:style>
    <style:style style:name="P136" style:family="paragraph" style:parent-style-name="Text_20_body">
      <style:text-properties officeooo:rsid="009d987c" officeooo:paragraph-rsid="009d987c"/>
    </style:style>
    <style:style style:name="P137" style:family="paragraph" style:parent-style-name="Text_20_body">
      <style:paragraph-properties fo:break-before="page"/>
      <style:text-properties officeooo:rsid="001f0f8e" officeooo:paragraph-rsid="001f0f8e"/>
    </style:style>
    <style:style style:name="P138" style:family="paragraph" style:parent-style-name="Text_20_body">
      <style:paragraph-properties fo:break-before="page"/>
      <style:text-properties officeooo:rsid="002c32a6" officeooo:paragraph-rsid="002c32a6"/>
    </style:style>
    <style:style style:name="P139" style:family="paragraph" style:parent-style-name="Text_20_body">
      <style:paragraph-properties fo:break-before="page"/>
      <style:text-properties officeooo:rsid="0032ee48" officeooo:paragraph-rsid="0032ee48"/>
    </style:style>
    <style:style style:name="P140" style:family="paragraph" style:parent-style-name="Text_20_body">
      <style:paragraph-properties fo:break-before="page"/>
      <style:text-properties officeooo:rsid="00416510" officeooo:paragraph-rsid="00416510"/>
    </style:style>
    <style:style style:name="P141" style:family="paragraph" style:parent-style-name="Text_20_body">
      <style:paragraph-properties fo:break-before="page"/>
      <style:text-properties officeooo:rsid="0058db9e" officeooo:paragraph-rsid="0058db9e"/>
    </style:style>
    <style:style style:name="P142" style:family="paragraph" style:parent-style-name="Text_20_body">
      <style:paragraph-properties fo:break-before="page"/>
      <style:text-properties officeooo:rsid="005ed6f6" officeooo:paragraph-rsid="005ed6f6"/>
    </style:style>
    <style:style style:name="P143" style:family="paragraph" style:parent-style-name="Text_20_body">
      <style:paragraph-properties fo:break-before="page"/>
      <style:text-properties officeooo:rsid="006ef706" officeooo:paragraph-rsid="006ef706"/>
    </style:style>
    <style:style style:name="P144" style:family="paragraph" style:parent-style-name="Text_20_body">
      <style:paragraph-properties fo:break-before="page"/>
      <style:text-properties officeooo:rsid="00745e0c" officeooo:paragraph-rsid="00745e0c"/>
    </style:style>
    <style:style style:name="P145" style:family="paragraph" style:parent-style-name="Text_20_body">
      <style:paragraph-properties fo:break-before="page"/>
      <style:text-properties officeooo:rsid="00775df9" officeooo:paragraph-rsid="00775df9"/>
    </style:style>
    <style:style style:name="P146" style:family="paragraph" style:parent-style-name="Text_20_body">
      <style:paragraph-properties fo:break-before="page"/>
      <style:text-properties officeooo:rsid="0081e5ad" officeooo:paragraph-rsid="0081e5ad"/>
    </style:style>
    <style:style style:name="P147" style:family="paragraph" style:parent-style-name="Text_20_body">
      <style:paragraph-properties fo:break-before="page"/>
      <style:text-properties officeooo:rsid="008f3948" officeooo:paragraph-rsid="008f3948"/>
    </style:style>
    <style:style style:name="P148" style:family="paragraph" style:parent-style-name="Text_20_body">
      <style:paragraph-properties fo:break-before="page"/>
      <style:text-properties officeooo:rsid="009c0ee7" officeooo:paragraph-rsid="009c0ee7"/>
    </style:style>
    <style:style style:name="P149" style:family="paragraph" style:parent-style-name="Table_20_Contents">
      <style:paragraph-properties fo:text-align="center" style:justify-single-word="false"/>
    </style:style>
    <style:style style:name="P150" style:family="paragraph" style:parent-style-name="Table_20_Contents">
      <style:paragraph-properties fo:text-align="center" style:justify-single-word="false"/>
      <style:text-properties officeooo:rsid="00cde6b0" officeooo:paragraph-rsid="00cde6b0"/>
    </style:style>
    <style:style style:name="P151" style:family="paragraph" style:parent-style-name="Table_20_Contents">
      <style:paragraph-properties fo:text-align="center" style:justify-single-word="false"/>
      <style:text-properties officeooo:rsid="00cfbb85" officeooo:paragraph-rsid="00cfbb85"/>
    </style:style>
    <style:style style:name="P152" style:family="paragraph" style:parent-style-name="Table_20_Contents">
      <style:paragraph-properties fo:text-align="center" style:justify-single-word="false"/>
      <style:text-properties officeooo:rsid="00d16fe6" officeooo:paragraph-rsid="00d16fe6"/>
    </style:style>
    <style:style style:name="P153" style:family="paragraph" style:parent-style-name="Table_20_Contents">
      <style:paragraph-properties fo:text-align="center" style:justify-single-word="false"/>
      <style:text-properties officeooo:rsid="00d2ee1d" officeooo:paragraph-rsid="00d2ee1d"/>
    </style:style>
    <style:style style:name="P154" style:family="paragraph" style:parent-style-name="Table_20_Contents">
      <style:paragraph-properties fo:text-align="center" style:justify-single-word="false"/>
      <style:text-properties fo:color="#c9211e" officeooo:rsid="00d2ee1d" officeooo:paragraph-rsid="00d2ee1d"/>
    </style:style>
    <style:style style:name="P155" style:family="paragraph" style:parent-style-name="Table_20_Contents">
      <style:paragraph-properties fo:text-align="center" style:justify-single-word="false"/>
      <style:text-properties fo:color="#158466" officeooo:rsid="00d39134" officeooo:paragraph-rsid="00d39134"/>
    </style:style>
    <style:style style:name="P156" style:family="paragraph" style:parent-style-name="Table_20_Contents">
      <style:paragraph-properties fo:text-align="center" style:justify-single-word="false"/>
      <style:text-properties fo:color="#158466" officeooo:rsid="00d6179a" officeooo:paragraph-rsid="00d6179a"/>
    </style:style>
    <style:style style:name="P157" style:family="paragraph" style:parent-style-name="Table_20_Contents">
      <style:paragraph-properties fo:text-align="center" style:justify-single-word="false"/>
      <style:text-properties officeooo:rsid="00d42bc4" officeooo:paragraph-rsid="00d42bc4"/>
    </style:style>
    <style:style style:name="P158" style:family="paragraph" style:parent-style-name="Table_20_Contents">
      <style:paragraph-properties fo:text-align="center" style:justify-single-word="false"/>
      <style:text-properties officeooo:rsid="00e12b21" officeooo:paragraph-rsid="00e12b21"/>
    </style:style>
    <style:style style:name="P159" style:family="paragraph" style:parent-style-name="Text_20_body">
      <style:text-properties officeooo:rsid="009a1b02" officeooo:paragraph-rsid="009a1b02"/>
    </style:style>
    <style:style style:name="P160" style:family="paragraph" style:parent-style-name="Text_20_body">
      <style:text-properties officeooo:rsid="00a64146" officeooo:paragraph-rsid="00a64146"/>
    </style:style>
    <style:style style:name="P161" style:family="paragraph" style:parent-style-name="Text_20_body">
      <style:text-properties officeooo:rsid="009d987c" officeooo:paragraph-rsid="00a4a760"/>
    </style:style>
    <style:style style:name="P162" style:family="paragraph" style:parent-style-name="Text_20_body">
      <style:text-properties officeooo:rsid="009d987c" officeooo:paragraph-rsid="00a6eb77"/>
    </style:style>
    <style:style style:name="P163" style:family="paragraph" style:parent-style-name="Text_20_body">
      <style:text-properties officeooo:rsid="00a91fbc" officeooo:paragraph-rsid="00aaf6d7"/>
    </style:style>
    <style:style style:name="P164" style:family="paragraph" style:parent-style-name="Text_20_body">
      <style:text-properties officeooo:rsid="00aaf6d7" officeooo:paragraph-rsid="00acc690"/>
    </style:style>
    <style:style style:name="P165" style:family="paragraph" style:parent-style-name="Text_20_body">
      <style:text-properties officeooo:rsid="00acc690" officeooo:paragraph-rsid="00acc690"/>
    </style:style>
    <style:style style:name="P166" style:family="paragraph" style:parent-style-name="Text_20_body">
      <style:text-properties officeooo:rsid="00aefe72" officeooo:paragraph-rsid="00aefe72"/>
    </style:style>
    <style:style style:name="P167" style:family="paragraph" style:parent-style-name="Text_20_body">
      <style:text-properties officeooo:rsid="00af214b" officeooo:paragraph-rsid="00af214b"/>
    </style:style>
    <style:style style:name="P168" style:family="paragraph" style:parent-style-name="Text_20_body">
      <style:text-properties officeooo:rsid="00b0e2e9" officeooo:paragraph-rsid="00b0e2e9"/>
    </style:style>
    <style:style style:name="P169" style:family="paragraph" style:parent-style-name="Text_20_body">
      <style:text-properties officeooo:rsid="00b0e2e9" officeooo:paragraph-rsid="00b3c05e"/>
    </style:style>
    <style:style style:name="P170" style:family="paragraph" style:parent-style-name="Text_20_body">
      <style:text-properties officeooo:rsid="00be374f" officeooo:paragraph-rsid="00be374f"/>
    </style:style>
    <style:style style:name="P171" style:family="paragraph" style:parent-style-name="Text_20_body">
      <style:text-properties officeooo:paragraph-rsid="00be374f"/>
    </style:style>
    <style:style style:name="P172" style:family="paragraph" style:parent-style-name="Text_20_body">
      <style:text-properties officeooo:paragraph-rsid="00bee1cd"/>
    </style:style>
    <style:style style:name="P173" style:family="paragraph" style:parent-style-name="Text_20_body">
      <style:text-properties officeooo:rsid="00c25c58" officeooo:paragraph-rsid="00c25c58"/>
    </style:style>
    <style:style style:name="P174" style:family="paragraph" style:parent-style-name="Text_20_body">
      <style:text-properties officeooo:rsid="00c3f115" officeooo:paragraph-rsid="00c3f115"/>
    </style:style>
    <style:style style:name="P175" style:family="paragraph" style:parent-style-name="Text_20_body">
      <style:text-properties officeooo:rsid="00c578d8" officeooo:paragraph-rsid="00c578d8"/>
    </style:style>
    <style:style style:name="P176" style:family="paragraph" style:parent-style-name="Text_20_body">
      <style:text-properties officeooo:rsid="00c79879" officeooo:paragraph-rsid="00c79879"/>
    </style:style>
    <style:style style:name="P177" style:family="paragraph" style:parent-style-name="Text_20_body">
      <style:text-properties officeooo:rsid="00cb164d" officeooo:paragraph-rsid="00cb164d"/>
    </style:style>
    <style:style style:name="P178" style:family="paragraph" style:parent-style-name="Text_20_body">
      <style:text-properties officeooo:rsid="00cb7612" officeooo:paragraph-rsid="00cb7612"/>
    </style:style>
    <style:style style:name="P179" style:family="paragraph" style:parent-style-name="Text_20_body">
      <style:text-properties officeooo:rsid="00ccc5b9" officeooo:paragraph-rsid="00ccc5b9"/>
    </style:style>
    <style:style style:name="P180" style:family="paragraph" style:parent-style-name="Text_20_body">
      <style:text-properties officeooo:rsid="00cce94c" officeooo:paragraph-rsid="00cce94c"/>
    </style:style>
    <style:style style:name="P181" style:family="paragraph" style:parent-style-name="Text_20_body">
      <style:text-properties officeooo:rsid="00cde6b0" officeooo:paragraph-rsid="00cde6b0"/>
    </style:style>
    <style:style style:name="P182" style:family="paragraph" style:parent-style-name="Text_20_body">
      <style:text-properties officeooo:rsid="00d3316b" officeooo:paragraph-rsid="00d3316b"/>
    </style:style>
    <style:style style:name="P183" style:family="paragraph" style:parent-style-name="Text_20_body">
      <style:text-properties officeooo:rsid="00d3316b" officeooo:paragraph-rsid="00d39134"/>
    </style:style>
    <style:style style:name="P184" style:family="paragraph" style:parent-style-name="Text_20_body">
      <style:text-properties officeooo:rsid="00d75065" officeooo:paragraph-rsid="00d75065"/>
    </style:style>
    <style:style style:name="P185" style:family="paragraph" style:parent-style-name="Text_20_body">
      <style:text-properties officeooo:rsid="00dc333d" officeooo:paragraph-rsid="00dc333d"/>
    </style:style>
    <style:style style:name="P186" style:family="paragraph" style:parent-style-name="Text_20_body">
      <style:text-properties officeooo:paragraph-rsid="00de0748"/>
    </style:style>
    <style:style style:name="P187" style:family="paragraph" style:parent-style-name="Text_20_body">
      <style:text-properties officeooo:rsid="00ec8e9d" officeooo:paragraph-rsid="00de0748"/>
    </style:style>
    <style:style style:name="P188" style:family="paragraph" style:parent-style-name="Text_20_body">
      <style:text-properties officeooo:rsid="00ec8e9d" officeooo:paragraph-rsid="00ec8e9d"/>
    </style:style>
    <style:style style:name="P189" style:family="paragraph" style:parent-style-name="Text_20_body">
      <style:text-properties officeooo:rsid="00eec74b" officeooo:paragraph-rsid="00eec74b"/>
    </style:style>
    <style:style style:name="P190" style:family="paragraph" style:parent-style-name="Text_20_body">
      <style:text-properties officeooo:rsid="00ef4fc0" officeooo:paragraph-rsid="00ef4fc0"/>
    </style:style>
    <style:style style:name="P191" style:family="paragraph" style:parent-style-name="Text_20_body">
      <style:text-properties officeooo:paragraph-rsid="00f5471c"/>
    </style:style>
    <style:style style:name="P192" style:family="paragraph" style:parent-style-name="Text_20_body">
      <style:text-properties officeooo:rsid="00f685e9" officeooo:paragraph-rsid="00f685e9"/>
    </style:style>
    <style:style style:name="P193" style:family="paragraph" style:parent-style-name="Text_20_body">
      <style:text-properties officeooo:rsid="00f685e9" officeooo:paragraph-rsid="00f9bd17"/>
    </style:style>
    <style:style style:name="P194" style:family="paragraph" style:parent-style-name="Text_20_body">
      <style:text-properties officeooo:rsid="00f9bd17" officeooo:paragraph-rsid="00f9bd17"/>
    </style:style>
    <style:style style:name="P195" style:family="paragraph" style:parent-style-name="Text_20_body">
      <style:text-properties officeooo:rsid="00fad700" officeooo:paragraph-rsid="00fad700"/>
    </style:style>
    <style:style style:name="P196" style:family="paragraph" style:parent-style-name="Text_20_body">
      <style:text-properties officeooo:rsid="00fb4ebc" officeooo:paragraph-rsid="00fb4ebc"/>
    </style:style>
    <style:style style:name="P197" style:family="paragraph" style:parent-style-name="Text_20_body">
      <style:text-properties officeooo:rsid="00fb9390" officeooo:paragraph-rsid="00fb9390"/>
    </style:style>
    <style:style style:name="P198" style:family="paragraph" style:parent-style-name="Text_20_body">
      <style:paragraph-properties fo:break-before="page"/>
      <style:text-properties officeooo:rsid="00aefe72" officeooo:paragraph-rsid="00aefe72"/>
    </style:style>
    <style:style style:name="P199" style:family="paragraph" style:parent-style-name="Text_20_body">
      <style:paragraph-properties fo:break-before="page"/>
      <style:text-properties officeooo:rsid="00c578d8" officeooo:paragraph-rsid="00c578d8"/>
    </style:style>
    <style:style style:name="P200" style:family="paragraph" style:parent-style-name="Text_20_body">
      <style:paragraph-properties fo:break-before="page"/>
      <style:text-properties officeooo:rsid="00f685e9" officeooo:paragraph-rsid="00f685e9"/>
    </style:style>
    <style:style style:name="P201" style:family="paragraph" style:parent-style-name="Text_20_body">
      <style:paragraph-properties fo:break-before="page"/>
      <style:text-properties officeooo:rsid="00cde6b0" officeooo:paragraph-rsid="00cde6b0" fo:background-color="#ffff00"/>
    </style:style>
    <style:style style:name="T1" style:family="text">
      <style:text-properties officeooo:rsid="0006819c"/>
    </style:style>
    <style:style style:name="T2" style:family="text">
      <style:text-properties officeooo:rsid="000fad27"/>
    </style:style>
    <style:style style:name="T3" style:family="text">
      <style:text-properties officeooo:rsid="001096e6"/>
    </style:style>
    <style:style style:name="T4" style:family="text">
      <style:text-properties officeooo:rsid="0012901a"/>
    </style:style>
    <style:style style:name="T5" style:family="text">
      <style:text-properties officeooo:rsid="00143812"/>
    </style:style>
    <style:style style:name="T6" style:family="text">
      <style:text-properties officeooo:rsid="00147da8"/>
    </style:style>
    <style:style style:name="T7" style:family="text">
      <style:text-properties officeooo:rsid="00164899"/>
    </style:style>
    <style:style style:name="T8" style:family="text">
      <style:text-properties officeooo:rsid="00182635"/>
    </style:style>
    <style:style style:name="T9" style:family="text">
      <style:text-properties officeooo:rsid="001acbb1"/>
    </style:style>
    <style:style style:name="T10" style:family="text">
      <style:text-properties officeooo:rsid="001b7db7"/>
    </style:style>
    <style:style style:name="T11" style:family="text">
      <style:text-properties officeooo:rsid="001c2a03"/>
    </style:style>
    <style:style style:name="T12" style:family="text">
      <style:text-properties officeooo:rsid="001dec5c"/>
    </style:style>
    <style:style style:name="T13" style:family="text">
      <style:text-properties officeooo:rsid="001ff64d"/>
    </style:style>
    <style:style style:name="T14" style:family="text">
      <style:text-properties officeooo:rsid="002126d2"/>
    </style:style>
    <style:style style:name="T15" style:family="text">
      <style:text-properties officeooo:rsid="00222212"/>
    </style:style>
    <style:style style:name="T16" style:family="text">
      <style:text-properties officeooo:rsid="00232f55"/>
    </style:style>
    <style:style style:name="T17" style:family="text">
      <style:text-properties officeooo:rsid="002561b9"/>
    </style:style>
    <style:style style:name="T18" style:family="text">
      <style:text-properties officeooo:rsid="002710d6"/>
    </style:style>
    <style:style style:name="T19" style:family="text">
      <style:text-properties officeooo:rsid="002df5c8"/>
    </style:style>
    <style:style style:name="T20" style:family="text">
      <style:text-properties officeooo:rsid="002fe4d2"/>
    </style:style>
    <style:style style:name="T21" style:family="text">
      <style:text-properties officeooo:rsid="0032faf6"/>
    </style:style>
    <style:style style:name="T22" style:family="text">
      <style:text-properties officeooo:rsid="003348ac"/>
    </style:style>
    <style:style style:name="T23" style:family="text">
      <style:text-properties officeooo:rsid="0036b99b"/>
    </style:style>
    <style:style style:name="T24" style:family="text">
      <style:text-properties officeooo:rsid="00395a2e"/>
    </style:style>
    <style:style style:name="T25" style:family="text">
      <style:text-properties officeooo:rsid="003b1294"/>
    </style:style>
    <style:style style:name="T26" style:family="text">
      <style:text-properties officeooo:rsid="003b2f76"/>
    </style:style>
    <style:style style:name="T27" style:family="text">
      <style:text-properties officeooo:rsid="003babe4"/>
    </style:style>
    <style:style style:name="T28" style:family="text">
      <style:text-properties officeooo:rsid="003cfa85"/>
    </style:style>
    <style:style style:name="T29" style:family="text">
      <style:text-properties officeooo:rsid="003d7aee"/>
    </style:style>
    <style:style style:name="T30" style:family="text">
      <style:text-properties officeooo:rsid="003ec715"/>
    </style:style>
    <style:style style:name="T31" style:family="text">
      <style:text-properties officeooo:rsid="0042f237"/>
    </style:style>
    <style:style style:name="T32" style:family="text">
      <style:text-properties officeooo:rsid="0044aa51"/>
    </style:style>
    <style:style style:name="T33" style:family="text">
      <style:text-properties officeooo:rsid="0048f872"/>
    </style:style>
    <style:style style:name="T34" style:family="text">
      <style:text-properties officeooo:rsid="00493cb3"/>
    </style:style>
    <style:style style:name="T35" style:family="text">
      <style:text-properties officeooo:rsid="004b123b"/>
    </style:style>
    <style:style style:name="T36" style:family="text">
      <style:text-properties officeooo:rsid="0052d65d"/>
    </style:style>
    <style:style style:name="T37" style:family="text">
      <style:text-properties officeooo:rsid="0053d2ad"/>
    </style:style>
    <style:style style:name="T38" style:family="text">
      <style:text-properties officeooo:rsid="0054ef94"/>
    </style:style>
    <style:style style:name="T39" style:family="text">
      <style:text-properties officeooo:rsid="005622a4"/>
    </style:style>
    <style:style style:name="T40" style:family="text">
      <style:text-properties officeooo:rsid="005686ba"/>
    </style:style>
    <style:style style:name="T41" style:family="text">
      <style:text-properties officeooo:rsid="005a959c"/>
    </style:style>
    <style:style style:name="T42" style:family="text">
      <style:text-properties officeooo:rsid="005cfa26"/>
    </style:style>
    <style:style style:name="T43" style:family="text">
      <style:text-properties officeooo:rsid="00630839"/>
    </style:style>
    <style:style style:name="T44" style:family="text">
      <style:text-properties officeooo:rsid="006319b3"/>
    </style:style>
    <style:style style:name="T45" style:family="text">
      <style:text-properties officeooo:rsid="0066a737"/>
    </style:style>
    <style:style style:name="T46" style:family="text">
      <style:text-properties officeooo:rsid="0066e5b1"/>
    </style:style>
    <style:style style:name="T47" style:family="text">
      <style:text-properties officeooo:rsid="006cb4fc"/>
    </style:style>
    <style:style style:name="T48" style:family="text">
      <style:text-properties officeooo:rsid="006ffc89"/>
    </style:style>
    <style:style style:name="T49" style:family="text">
      <style:text-properties officeooo:rsid="00765b64"/>
    </style:style>
    <style:style style:name="T50" style:family="text">
      <style:text-properties officeooo:rsid="007c6e0c"/>
    </style:style>
    <style:style style:name="T51" style:family="text">
      <style:text-properties officeooo:rsid="007ebe3d"/>
    </style:style>
    <style:style style:name="T52" style:family="text">
      <style:text-properties officeooo:rsid="00805a61"/>
    </style:style>
    <style:style style:name="T53" style:family="text">
      <style:text-properties officeooo:rsid="00859357"/>
    </style:style>
    <style:style style:name="T54" style:family="text">
      <style:text-properties officeooo:rsid="008843b5"/>
    </style:style>
    <style:style style:name="T55" style:family="text">
      <style:text-properties officeooo:rsid="0089c0a2"/>
    </style:style>
    <style:style style:name="T56" style:family="text">
      <style:text-properties officeooo:rsid="0090049a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91dd6b"/>
    </style:style>
    <style:style style:name="T59" style:family="text">
      <style:text-properties officeooo:rsid="009271ca"/>
    </style:style>
    <style:style style:name="T60" style:family="text">
      <style:text-properties officeooo:rsid="0093bb09"/>
    </style:style>
    <style:style style:name="T61" style:family="text">
      <style:text-properties officeooo:rsid="00959f7e"/>
    </style:style>
    <style:style style:name="T62" style:family="text">
      <style:text-properties officeooo:rsid="0096d642"/>
    </style:style>
    <style:style style:name="T63" style:family="text">
      <style:text-properties officeooo:rsid="009d987c"/>
    </style:style>
    <style:style style:name="T64" style:family="text">
      <style:text-properties officeooo:rsid="009db53c"/>
    </style:style>
    <style:style style:name="T65" style:family="text">
      <style:text-properties officeooo:rsid="009f1975"/>
    </style:style>
    <style:style style:name="T66" style:family="text">
      <style:text-properties officeooo:rsid="00a0d5a8"/>
    </style:style>
    <style:style style:name="T67" style:family="text">
      <style:text-properties officeooo:rsid="00a3c1df"/>
    </style:style>
    <style:style style:name="T68" style:family="text">
      <style:text-properties officeooo:rsid="00a6eb77"/>
    </style:style>
    <style:style style:name="T69" style:family="text">
      <style:text-properties officeooo:rsid="00aaf6d7"/>
    </style:style>
    <style:style style:name="T70" style:family="text">
      <style:text-properties officeooo:rsid="00acc690"/>
    </style:style>
    <style:style style:name="T71" style:family="text">
      <style:text-properties officeooo:rsid="00af1c71"/>
    </style:style>
    <style:style style:name="T72" style:family="text">
      <style:text-properties officeooo:rsid="00af214b"/>
    </style:style>
    <style:style style:name="T73" style:family="text">
      <style:text-properties officeooo:rsid="00b372d9"/>
    </style:style>
    <style:style style:name="T74" style:family="text">
      <style:text-properties officeooo:rsid="00bc2faf"/>
    </style:style>
    <style:style style:name="T75" style:family="text">
      <style:text-properties officeooo:rsid="00c10630"/>
    </style:style>
    <style:style style:name="T76" style:family="text">
      <style:text-properties officeooo:rsid="00c9b4b7"/>
    </style:style>
    <style:style style:name="T77" style:family="text">
      <style:text-properties officeooo:rsid="00cdb6f4"/>
    </style:style>
    <style:style style:name="T78" style:family="text">
      <style:text-properties officeooo:rsid="00d2ee1d"/>
    </style:style>
    <style:style style:name="T79" style:family="text">
      <style:text-properties officeooo:rsid="00d3316b"/>
    </style:style>
    <style:style style:name="T80" style:family="text">
      <style:text-properties officeooo:rsid="00d39134"/>
    </style:style>
    <style:style style:name="T81" style:family="text">
      <style:text-properties officeooo:rsid="00d6179a"/>
    </style:style>
    <style:style style:name="T82" style:family="text">
      <style:text-properties officeooo:rsid="00d8d96c"/>
    </style:style>
    <style:style style:name="T83" style:family="text">
      <style:text-properties fo:color="#158466" officeooo:rsid="00d8d96c"/>
    </style:style>
    <style:style style:name="T84" style:family="text">
      <style:text-properties fo:color="#158466" officeooo:rsid="00d39134"/>
    </style:style>
    <style:style style:name="T85" style:family="text">
      <style:text-properties fo:color="#158466" officeooo:rsid="00dac94e"/>
    </style:style>
    <style:style style:name="T86" style:family="text">
      <style:text-properties fo:color="#158466" officeooo:rsid="00dc333d"/>
    </style:style>
    <style:style style:name="T87" style:family="text">
      <style:text-properties fo:color="#158466" officeooo:rsid="00de0748"/>
    </style:style>
    <style:style style:name="T88" style:family="text">
      <style:text-properties fo:color="#158466" officeooo:rsid="00dff565"/>
    </style:style>
    <style:style style:name="T89" style:family="text">
      <style:text-properties fo:color="#158466" officeooo:rsid="00e12b21"/>
    </style:style>
    <style:style style:name="T90" style:family="text">
      <style:text-properties officeooo:rsid="00dc333d"/>
    </style:style>
    <style:style style:name="T91" style:family="text">
      <style:text-properties officeooo:rsid="00de0748"/>
    </style:style>
    <style:style style:name="T92" style:family="text">
      <style:text-properties officeooo:rsid="00df5498"/>
    </style:style>
    <style:style style:name="T93" style:family="text">
      <style:text-properties officeooo:rsid="00dff565"/>
    </style:style>
    <style:style style:name="T94" style:family="text">
      <style:text-properties officeooo:rsid="00e42ed8"/>
    </style:style>
    <style:style style:name="T95" style:family="text">
      <style:text-properties fo:color="#000000" officeooo:rsid="00e12b21"/>
    </style:style>
    <style:style style:name="T96" style:family="text">
      <style:text-properties officeooo:rsid="00edc7c7"/>
    </style:style>
    <style:style style:name="T97" style:family="text">
      <style:text-properties officeooo:rsid="00f319aa"/>
    </style:style>
    <style:style style:name="T98" style:family="text">
      <style:text-properties officeooo:rsid="00f5471c"/>
    </style:style>
    <style:style style:name="T99" style:family="text">
      <style:text-properties officeooo:rsid="00f9bd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1.2 命题逻辑的应用</text:p>
      <text:p text:style-name="P32">练习:</text:p>
      <text:p text:style-name="P32">1.</text:p>
      <text:p text:style-name="P32">解: <text:span text:style-name="T1">条件命题, </text:span>e → a;</text:p>
      <text:p text:style-name="P32"/>
      <text:p text:style-name="P33">2.</text:p>
      <text:p text:style-name="P33">解: 条件命题 m → (e v p);</text:p>
      <text:p text:style-name="P33"/>
      <text:p text:style-name="P33">3.</text:p>
      <text:p text:style-name="P40">解: 条件命题 g → (m ^ r ^ b) <text:span text:style-name="T5">(存疑, 答案是 g → (</text:span><text:span text:style-name="T6">r</text:span><text:span text:style-name="T5"> ^ (!</text:span><text:span text:style-name="T6">m</text:span><text:span text:style-name="T5">) ^ (!b))</text:span></text:p>
      <text:p text:style-name="P33"/>
      <text:p text:style-name="P34">4.</text:p>
      <text:p text:style-name="P34">解: 条件命题 w → (d v s)</text:p>
      <text:p text:style-name="P34"/>
      <text:p text:style-name="P35">5.</text:p>
      <text:p text:style-name="P35">解: 条件命题 e → (a ^ (b v p) ^ r)</text:p>
      <text:p text:style-name="P36"/>
      <text:p text:style-name="P36">6.</text:p>
      <text:p text:style-name="P37">解 条件命题 u → (b32 ^ g1 ^ r1 ^ h16) v (b64 ^ g2 ^ r2 ^ h32);</text:p>
      <text:p text:style-name="P37"/>
      <text:p text:style-name="P38">7</text:p>
      <text:p text:style-name="P38">a) 解: q → p;</text:p>
      <text:p text:style-name="P38">b) 解: q ^ !p;</text:p>
      <text:p text:style-name="P39">c) 解: <text:span text:style-name="T3">p → q; </text:span><text:span text:style-name="T4">(正确答案 q →p, 有必要这个词混淆了因果)</text:span></text:p>
      <text:p text:style-name="P38">d) 解: !<text:span text:style-name="T2">q → !p;</text:span></text:p>
      <text:p text:style-name="P38"/>
      <text:p text:style-name="P41">8</text:p>
      <text:p text:style-name="P41">a) 解: r ^ !p;</text:p>
      <text:p text:style-name="P41">b) 解: (r ^ p) → q;</text:p>
      <text:p text:style-name="P41">c) 解: !r → !q;</text:p>
      <text:p text:style-name="P41"><text:soft-page-break/>d) 解: (!p ^ r) → q;</text:p>
      <text:p text:style-name="P41"/>
      <text:p text:style-name="P42">9</text:p>
      <text:p text:style-name="P47"><text:span text:style-name="T7">令 </text:span><text:span text:style-name="T11">m</text:span><text:span text:style-name="T8"> 为</text:span><text:span text:style-name="T7"> “系统处于多用户状态”;</text:span></text:p>
      <text:p text:style-name="P48"><text:span text:style-name="T8">令 </text:span><text:span text:style-name="T11">s</text:span><text:span text:style-name="T8"> 为“</text:span><text:span text:style-name="T7">系统运行正常”;</text:span></text:p>
      <text:p text:style-name="P47"><text:span text:style-name="T8">令 </text:span><text:span text:style-name="T11">w</text:span><text:span text:style-name="T8"> 为 “</text:span><text:span text:style-name="T7">系统核心程序起作用”</text:span></text:p>
      <text:p text:style-name="P49"><text:span text:style-name="T8">令 </text:span><text:span text:style-name="T11">i</text:span><text:span text:style-name="T7"> </text:span><text:span text:style-name="T8">为“</text:span><text:span text:style-name="T7">系统核心程序处于中断模式”</text:span></text:p>
      <text:p text:style-name="P43"/>
      <text:p text:style-name="P48"><text:span text:style-name="T7">系统处于多用户状态当且仅当系统正常运行 <text:s/></text:span><text:span text:style-name="T11">m</text:span><text:span text:style-name="T8"> </text:span><text:span text:style-name="T9">↔ <text:s/></text:span><text:span text:style-name="T11">s</text:span></text:p>
      <text:p text:style-name="P50"><text:span text:style-name="T7">如果系统运行正常, 则它的核心程序起作用 </text:span><text:span text:style-name="T11">s</text:span><text:span text:style-name="T10"> → <text:s/></text:span><text:span text:style-name="T11">w</text:span></text:p>
      <text:p text:style-name="P51"><text:span text:style-name="T8">核心程序不起作用, 或者系统处于中断模式 ! <text:s/></text:span><text:span text:style-name="T11">w</text:span><text:span text:style-name="T8"> →</text:span><text:span text:style-name="T11"> <text:s/>i</text:span></text:p>
      <text:p text:style-name="P44">如果系统不处于多用户状态, 它就处于中断模式中 !<text:span text:style-name="T11">m → i</text:span></text:p>
      <text:p text:style-name="P45">系统不处在中断模式 !<text:span text:style-name="T11">i</text:span></text:p>
      <text:p text:style-name="P53">令 A = <text:s/>(m ↔ s) ^ (s → w) ^ (<text:span text:style-name="T8">! <text:s/></text:span><text:span text:style-name="T11">w</text:span><text:span text:style-name="T8"> →</text:span><text:span text:style-name="T11"> <text:s/>I</text:span>) ^ (<text:span text:style-name="T8">!</text:span><text:span text:style-name="T11">m → I</text:span>) ^ !i</text:p>
      <text:p text:style-name="P45"/>
      <text:p text:style-name="P52">使用真值表判断</text:p>
      <table:table table:name="1-2-9" table:style-name="_31_-2-9">
        <table:table-column table:style-name="_31_-2-9.A"/>
        <table:table-column table:style-name="_31_-2-9.B" table:number-columns-repeated="4"/>
        <table:table-column table:style-name="_31_-2-9.A"/>
        <table:table-column table:style-name="_31_-2-9.B" table:number-columns-repeated="3"/>
        <table:table-column table:style-name="_31_-2-9.J"/>
        <table:table-row>
          <table:table-cell table:style-name="_31_-2-9.A1" office:value-type="string">
            <text:p text:style-name="P1">m</text:p>
          </table:table-cell>
          <table:table-cell table:style-name="_31_-2-9.A1" office:value-type="string">
            <text:p text:style-name="P1">s</text:p>
          </table:table-cell>
          <table:table-cell table:style-name="_31_-2-9.A1" office:value-type="string">
            <text:p text:style-name="P1">w</text:p>
          </table:table-cell>
          <table:table-cell table:style-name="_31_-2-9.A1" office:value-type="string">
            <text:p text:style-name="P1">i</text:p>
          </table:table-cell>
          <table:table-cell table:style-name="_31_-2-9.A1" office:value-type="string">
            <text:p text:style-name="P1">m ↔ s</text:p>
          </table:table-cell>
          <table:table-cell table:style-name="_31_-2-9.A1" office:value-type="string">
            <text:p text:style-name="P1">s → w</text:p>
          </table:table-cell>
          <table:table-cell table:style-name="_31_-2-9.A1" office:value-type="string">
            <text:p text:style-name="P54"><text:span text:style-name="T8">! <text:s/></text:span><text:span text:style-name="T11">w</text:span><text:span text:style-name="T8"> →</text:span><text:span text:style-name="T11"> <text:s/>i</text:span></text:p>
          </table:table-cell>
          <table:table-cell table:style-name="_31_-2-9.A1" office:value-type="string">
            <text:p text:style-name="P46">!<text:span text:style-name="T11">m → i</text:span></text:p>
          </table:table-cell>
          <table:table-cell table:style-name="_31_-2-9.A1" office:value-type="string">
            <text:p text:style-name="P2">!<text:span text:style-name="T12">i</text:span></text:p>
          </table:table-cell>
          <table:table-cell table:style-name="_31_-2-9.A1" office:value-type="string">
            <text:p text:style-name="P1">A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</table:table>
      <text:p text:style-name="P52"/>
      <text:p text:style-name="P43"/>
      <text:p text:style-name="P137">10</text:p>
      <text:p text:style-name="P55">解:</text:p>
      <text:p text:style-name="P55">令 u 为 “对系统软件进行升级<text:span text:style-name="T14">时</text:span>”;</text:p>
      <text:p text:style-name="P55">令 a 为 “用户可以访问系统文件”;</text:p>
      <text:p text:style-name="P55">令 s 为 “用户可以保存新文件”;</text:p>
      <text:p text:style-name="P56">“每当对软件系统进行升级时, 用户不能访问系统文件” u →<text:span text:style-name="T15"> <text:s/>!a;</text:span></text:p>
      <text:p text:style-name="P57">“<text:span text:style-name="T15">用户可以访问文件系统, 那么他们能保存文件</text:span>” <text:span text:style-name="T15">a → s;</text:span></text:p>
      <text:p text:style-name="P58">“<text:span text:style-name="T16">如果用户不</text:span><text:span text:style-name="T18">能保存</text:span><text:span text:style-name="T16">文件, 那么软件系统未被升级</text:span>” !<text:span text:style-name="T16">s → !</text:span><text:span text:style-name="T24">u</text:span><text:span text:style-name="T16">;</text:span></text:p>
      <text:p text:style-name="P60">令 A = (<text:span text:style-name="T13">u →</text:span><text:span text:style-name="T15"> <text:s/>!a</text:span>) <text:s/>^ (<text:span text:style-name="T15">a -</text:span><text:span text:style-name="T29">&gt;</text:span><text:span text:style-name="T15"> s</text:span>) ^ (<text:span text:style-name="T13">!</text:span><text:span text:style-name="T16">s → !</text:span><text:span text:style-name="T25">u</text:span>)</text:p>
      <text:p text:style-name="P58"/>
      <text:p text:style-name="P68">其真值表如下</text:p>
      <text:p text:style-name="P58"><text:s/></text:p>
      <table:table table:name="1-2-10" table:style-name="_31_-2-10">
        <table:table-column table:style-name="_31_-2-10.A" table:number-columns-repeated="2"/>
        <table:table-column table:style-name="_31_-2-10.C"/>
        <table:table-column table:style-name="_31_-2-10.D"/>
        <table:table-column table:style-name="_31_-2-10.E"/>
        <table:table-column table:style-name="_31_-2-10.A" table:number-columns-repeated="4"/>
        <table:table-column table:style-name="_31_-2-10.J"/>
        <table:table-row table:style-name="_31_-2-10.1">
          <table:table-cell table:style-name="_31_-2-10.A1" office:value-type="string">
            <text:p text:style-name="P5">u</text:p>
          </table:table-cell>
          <table:table-cell table:style-name="_31_-2-10.A1" office:value-type="string">
            <text:p text:style-name="P5">a</text:p>
          </table:table-cell>
          <table:table-cell table:style-name="_31_-2-10.A1" office:value-type="string">
            <text:p text:style-name="P5">s </text:p>
          </table:table-cell>
          <table:table-cell table:style-name="_31_-2-10.A1" office:value-type="string">
            <text:p text:style-name="P2">!<text:span text:style-name="T17">a</text:span></text:p>
          </table:table-cell>
          <table:table-cell table:style-name="_31_-2-10.E1" office:value-type="string">
            <text:p text:style-name="P61">u →<text:span text:style-name="T15"> <text:s/>!a</text:span></text:p>
          </table:table-cell>
          <table:table-cell table:style-name="_31_-2-10.F1" office:value-type="string">
            <text:p text:style-name="P3"><text:span text:style-name="T30">a</text:span><text:span text:style-name="T17">→</text:span><text:span text:style-name="T28"> </text:span><text:span text:style-name="T17">s</text:span></text:p>
          </table:table-cell>
          <table:table-cell table:style-name="_31_-2-10.A1" office:value-type="string">
            <text:p text:style-name="P2">!<text:span text:style-name="T17">s</text:span></text:p>
          </table:table-cell>
          <table:table-cell table:style-name="_31_-2-10.A1" office:value-type="string">
            <text:p text:style-name="P2">!<text:span text:style-name="T27">u</text:span></text:p>
          </table:table-cell>
          <table:table-cell table:style-name="_31_-2-10.I1" office:value-type="string">
            <text:p text:style-name="P59">!<text:span text:style-name="T16">s → !</text:span><text:span text:style-name="T26">u</text:span></text:p>
          </table:table-cell>
          <table:table-cell table:style-name="_31_-2-10.A1" office:value-type="string">
            <text:p text:style-name="P5">A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5">1</text:p>
          </table:table-cell>
          <table:table-cell table:style-name="_31_-2-10.F16" office:value-type="string">
            <text:p text:style-name="P18">1</text:p>
          </table:table-cell>
          <table:table-cell table:style-name="_31_-2-10.A1" office:value-type="string">
            <text:p text:style-name="P19">1</text:p>
          </table:table-cell>
          <table:table-cell table:style-name="_31_-2-10.A1" office:value-type="string">
            <text:p text:style-name="P18">1</text:p>
          </table:table-cell>
          <table:table-cell table:style-name="_31_-2-10.I16" office:value-type="string">
            <text:p text:style-name="P18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6">1</text:p>
          </table:table-cell>
          <table:table-cell table:style-name="_31_-2-10.F16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0</text:p>
          </table:table-cell>
          <table:table-cell table:style-name="_31_-2-10.I16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6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  <table:table-cell table:style-name="_31_-2-10.I16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6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0</text:p>
          </table:table-cell>
          <table:table-cell table:style-name="_31_-2-10.I16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0</text:p>
          </table:table-cell>
          <table:table-cell table:style-name="_31_-2-10.F16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1</text:p>
          </table:table-cell>
          <table:table-cell table:style-name="_31_-2-10.F15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5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1</text:p>
          </table:table-cell>
          <table:table-cell table:style-name="_31_-2-10.F16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1</text:p>
          </table:table-cell>
          <table:table-cell table:style-name="_31_-2-10.F15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5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6" office:value-type="string">
            <text:p text:style-name="P21">0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5" office:value-type="string">
            <text:p text:style-name="P21">0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5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6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7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7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</table:table-row>
      </table:table>
      <text:p text:style-name="P58"/>
      <text:p text:style-name="P138">11</text:p>
      <text:p text:style-name="P62">解:</text:p>
      <text:p text:style-name="P62">令 s 为 “路由器能向边缘系统发送分组”;</text:p>
      <text:p text:style-name="P62">令 a 为 “路由器支持新的地址空间”;</text:p>
      <text:p text:style-name="P62">令 i 为 “路由器安装最新版本的软件”;</text:p>
      <text:p text:style-name="P62"/>
      <text:p text:style-name="P62">路由器能向边缘系统发送分组仅当它支持新的地址空间 =&gt; s → a;</text:p>
      <text:p text:style-name="P63">路由器要能支持新的地址空间, 就必须安装最新版本的软件 a -<text:span text:style-name="T20">&gt;</text:span> i ;</text:p>
      <text:p text:style-name="P63">如果安装了最新版本的软件, 路由器就能向边缘系统发送分组 i → s;</text:p>
      <text:p text:style-name="P63">路由器不支持新的地址空间 !a</text:p>
      <text:p text:style-name="P63">令 A = (s → a) ^ <text:s/>(a ^ i) ^ (i → s) ^ !a</text:p>
      <text:p text:style-name="P63">其真值表如下:</text:p>
      <table:table table:name="1-2-11" table:style-name="_31_-2-11">
        <table:table-column table:style-name="_31_-2-11.A" table:number-columns-repeated="7"/>
        <table:table-column table:style-name="_31_-2-11.H"/>
        <table:table-row table:style-name="_31_-2-11.1">
          <table:table-cell table:style-name="_31_-2-11.A1" office:value-type="string">
            <text:p text:style-name="P8">s</text:p>
          </table:table-cell>
          <table:table-cell table:style-name="_31_-2-11.A1" office:value-type="string">
            <text:p text:style-name="P8">a</text:p>
          </table:table-cell>
          <table:table-cell table:style-name="_31_-2-11.A1" office:value-type="string">
            <text:p text:style-name="P8">i</text:p>
          </table:table-cell>
          <table:table-cell table:style-name="_31_-2-11.D1" office:value-type="string">
            <text:p text:style-name="P2">!<text:span text:style-name="T19">a</text:span></text:p>
          </table:table-cell>
          <table:table-cell table:style-name="_31_-2-11.D1" office:value-type="string">
            <text:p text:style-name="P8">s-&gt;a</text:p>
          </table:table-cell>
          <table:table-cell table:style-name="_31_-2-11.D1" office:value-type="string">
            <text:p text:style-name="P8">a ↔ i</text:p>
          </table:table-cell>
          <table:table-cell table:style-name="_31_-2-11.D1" office:value-type="string">
            <text:p text:style-name="P8">i → s</text:p>
          </table:table-cell>
          <table:table-cell table:style-name="_31_-2-11.A1" office:value-type="string">
            <text:p text:style-name="P8">A</text:p>
          </table:table-cell>
        </table:table-row>
        <table:table-row table:style-name="_31_-2-11.1"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A1" office:value-type="string">
            <text:p text:style-name="P8">1</text:p>
          </table:table-cell>
        </table:table-row>
        <table:table-row table:style-name="_31_-2-11.1"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</table:table-row>
        <table:table-row table:style-name="_31_-2-11.1"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0</text:p>
          </table:table-cell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  <table:table-cell table:style-name="_31_-2-11.A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  <table:table-cell table:style-name="_31_-2-11.A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</table:table>
      <text:p text:style-name="P63"/>
      <text:p text:style-name="P64">因此是一致的</text:p>
      <text:p text:style-name="P139">12</text:p>
      <text:p text:style-name="P65">令 l 为 “系统文件<text:span text:style-name="T22">未</text:span>加锁”;</text:p>
      <text:p text:style-name="P65">令 q 为 “新消息需要排队”;</text:p>
      <text:p text:style-name="P65">令 s 为 “系统正常运行”;</text:p>
      <text:p text:style-name="P65">令 b 为 “新消息送入消息缓冲区”</text:p>
      <text:p text:style-name="P65"/>
      <text:p text:style-name="P65">语句 “如果文件系统未加锁, 那么新消息就需要排队” =&gt; l → q;</text:p>
      <text:p text:style-name="P65">语句 “如果文件系统未加锁, 则系统正常运行, 反之亦然” =&gt; l ↔ s;</text:p>
      <text:p text:style-name="P65">语句 “如果新消息未排队, 就会送入消息缓冲区”=&gt; !q → b;</text:p>
      <text:p text:style-name="P65">语句 “如果文件系统未加锁, 那么新消息将会被送入消息缓冲区” =&gt; l → b;</text:p>
      <text:p text:style-name="P66">语句 “新消息不会被送入缓冲区” !b</text:p>
      <text:p text:style-name="P67"/>
      <text:p text:style-name="P67">A = (<text:span text:style-name="T21"> l → q</text:span>) ^ (<text:span text:style-name="T21">l ↔ s</text:span>) ^ (<text:span text:style-name="T21">!q → b</text:span>) ^ (<text:span text:style-name="T21"> l → b</text:span>) ^ !b;</text:p>
      <text:p text:style-name="P66">列出真值表</text:p>
      <table:table table:name="1-12" table:style-name="_31_-12">
        <table:table-column table:style-name="_31_-12.A" table:number-columns-repeated="5"/>
        <table:table-column table:style-name="_31_-12.F"/>
        <table:table-column table:style-name="_31_-12.A" table:number-columns-repeated="4"/>
        <table:table-column table:style-name="_31_-12.K"/>
        <table:table-row table:style-name="_31_-12.1">
          <table:table-cell table:style-name="_31_-12.A1" office:value-type="string">
            <text:p text:style-name="P10">l</text:p>
          </table:table-cell>
          <table:table-cell table:style-name="_31_-12.A1" office:value-type="string">
            <text:p text:style-name="P10">q</text:p>
          </table:table-cell>
          <table:table-cell table:style-name="_31_-12.A1" office:value-type="string">
            <text:p text:style-name="P10">s</text:p>
          </table:table-cell>
          <table:table-cell table:style-name="_31_-12.A1" office:value-type="string">
            <text:p text:style-name="P10">b</text:p>
          </table:table-cell>
          <table:table-cell table:style-name="_31_-12.E1" office:value-type="string">
            <text:p text:style-name="P10">l → q</text:p>
          </table:table-cell>
          <table:table-cell table:style-name="_31_-12.E1" office:value-type="string">
            <text:p text:style-name="P10">l↔ s</text:p>
          </table:table-cell>
          <table:table-cell table:style-name="_31_-12.A1" office:value-type="string">
            <text:p text:style-name="P2">!<text:span text:style-name="T23">q</text:span></text:p>
          </table:table-cell>
          <table:table-cell table:style-name="_31_-12.E1" office:value-type="string">
            <text:p text:style-name="P11">!<text:span text:style-name="T23">q → b</text:span></text:p>
          </table:table-cell>
          <table:table-cell table:style-name="_31_-12.E1" office:value-type="string">
            <text:p text:style-name="P12">l → b</text:p>
          </table:table-cell>
          <table:table-cell table:style-name="_31_-12.E1" office:value-type="string">
            <text:p text:style-name="P11">!<text:span text:style-name="T23">b</text:span></text:p>
          </table:table-cell>
          <table:table-cell table:style-name="_31_-12.A1" office:value-type="string">
            <text:p text:style-name="P10">A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1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4">0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0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4">0</text:p>
          </table:table-cell>
        </table:table-row>
        <table:table-row table:style-name="_31_-12.1"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A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0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4">0</text:p>
          </table:table-cell>
        </table:table-row>
        <table:table-row table:style-name="_31_-12.1"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4">0</text:p>
          </table:table-cell>
        </table:table-row>
        <table:table-row table:style-name="_31_-12.1"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4">0</text:p>
          </table:table-cell>
        </table:table-row>
      </table:table>
      <text:p text:style-name="P66"/>
      <text:p text:style-name="P67"/>
      <text:p text:style-name="P140">13</text:p>
      <text:p text:style-name="P69">解: </text:p>
      <text:p text:style-name="P70">1) 查找新泽西州海滩的搜索: NEW AND JERSEY AND BRANCH</text:p>
      <text:p text:style-name="P70">2) 查找泽西岛海滩的搜索 JERSEY AND BRANC<text:span text:style-name="T31">H</text:span> – <text:span text:style-name="T32">(或者使用 NOT)</text:span> NEW</text:p>
      <text:p text:style-name="P70"/>
      <text:p text:style-name="P71">14</text:p>
      <text:p text:style-name="P71">解:</text:p>
      <text:p text:style-name="P71">1) 查找西佛吉尼亚徒步旅行网页: WEST AND VIRGINIA AND HIKING</text:p>
      <text:p text:style-name="P72">2) 查找佛吉尼亚徒步旅行网页: VIRGINIA AND HIKING - <text:span text:style-name="T32">(或者使用 NOT)</text:span> WEST</text:p>
      <text:p text:style-name="P72"/>
      <text:p text:style-name="P73">15</text:p>
      <text:p text:style-name="P74">解:</text:p>
      <text:p text:style-name="P74">查找位于纽约州或者新泽西州的埃塞俄比亚餐厅</text:p>
      <text:p text:style-name="P74">((NEW AND YORK) OR (NEW AND JERSEY)) AND ETHIOPIAN AND RESTAURANT</text:p>
      <text:p text:style-name="P70"/>
      <text:p text:style-name="P75">16</text:p>
      <text:p text:style-name="P75">解:</text:p>
      <text:p text:style-name="P75">查找男士鞋或非工作用鞋</text:p>
      <text:p text:style-name="P75">(MEN AND SHOES) OR (BOOTS NOT “WORKING USE”) ??</text:p>
      <text:p text:style-name="P75"/>
      <text:p text:style-name="P76">17</text:p>
      <text:p text:style-name="P76">令命题 Pn (n = 1, 2, 3) <text:s/></text:p>
      <text:p text:style-name="P76">P1表示命题第一个箱子有宝藏;</text:p>
      <text:p text:style-name="P76">P2 表示命题第二个箱子有宝藏;</text:p>
      <text:p text:style-name="P76">P3 表示命题第三个箱子有宝藏;</text:p>
      <text:p text:style-name="P76"/>
      <text:p text:style-name="P77">提示<text:span text:style-name="T34">1</text:span> “宝藏在第三个箱子中”</text:p>
      <text:p text:style-name="P77">提示2 “宝藏在第一个箱子中”</text:p>
      <text:p text:style-name="P77">提示 <text:span text:style-name="T34">3 “这个箱子是空的”</text:span></text:p>
      <text:p text:style-name="P77"/>
      <text:p text:style-name="P89">a) 所有提示都是假的</text:p>
      <text:p text:style-name="P77"><text:soft-page-break/>解:</text:p>
      <text:p text:style-name="P78">那么考察提示<text:span text:style-name="T35">3, 如果提示 3 是假的话, 那么第三个箱子就是藏有宝藏了, 因此提示 1 “宝藏在第三个箱子中”真值为真, 与皇后的话语相矛盾, 因此 a) 是相悖的</text:span></text:p>
      <text:p text:style-name="P78"/>
      <text:p text:style-name="P79">b) 恰好有一个提示是真的</text:p>
      <text:p text:style-name="P80">将皇后的提示翻译成命题逻辑分别为: P3, P1, !P3</text:p>
      <text:p text:style-name="P80">皇后的提示可以翻译为</text:p>
      <text:p text:style-name="P80">A = <text:span text:style-name="T36">(P3 ^ !P1 ^ !!P3) V (!P3 ^ P1 ^ !!P3) V (!P3 ^ !P1 ^ !P3)</text:span></text:p>
      <text:p text:style-name="P80"><text:s text:c="2"/><text:span text:style-name="T37">= (P3 ^ !P1) </text:span><text:span text:style-name="T38">V (!P3 ^ !P1)</text:span></text:p>
      <text:p text:style-name="P80"><text:s text:c="2"/><text:span text:style-name="T38">= (P3 V !P3) ^ !P1</text:span></text:p>
      <text:p text:style-name="P80"><text:s text:c="2"/><text:span text:style-name="T38">= !P1</text:span></text:p>
      <text:p text:style-name="P80">由此可以得出 <text:span text:style-name="T39">P1 的真值为假, 此时剩下提示1 以及提示3, 无法辨别提示</text:span><text:span text:style-name="T40">1和提示 3 的正确性, 因此宝藏的位置不可知</text:span></text:p>
      <text:p text:style-name="P80"/>
      <text:p text:style-name="P82">c) 恰好有两个提示是真的</text:p>
      <text:p text:style-name="P81">解:</text:p>
      <text:p text:style-name="P81">将皇后的提示翻译成命题逻辑分别为: P3, P1, !P3</text:p>
      <text:p text:style-name="P83">A = <text:s/>(P3 ^ P1 ^ !!P3) V (P3 ^ !P1 ^ !P3) V (!P3 ^ P1 ^ !P3)</text:p>
      <text:p text:style-name="P83"><text:s text:c="2"/>= (P3 ^ P1) V (P1 ^ !P3)</text:p>
      <text:p text:style-name="P83"><text:s text:c="2"/>= P1 ^ (P3 V !P3)</text:p>
      <text:p text:style-name="P83"><text:s text:c="2"/>= P1</text:p>
      <text:p text:style-name="P83">此时可以知道提示 P1 真值为真, 即第二个箱子的提示 “<text:span text:style-name="T33">宝藏在第一个箱子中</text:span>”为真, 提示1 “<text:span text:style-name="T33">宝藏在第三个箱子中</text:span>”真值为假, 提示 3 “<text:span text:style-name="T34">这个箱子是空的</text:span>” 真值为真;</text:p>
      <text:p text:style-name="P83"/>
      <text:p text:style-name="P83">d) 三个提示全部为真</text:p>
      <text:p text:style-name="P83">解: 提示 1 与提示 3 互斥, 因此必定有一个为假, 与 “三个提示全部为真” 矛盾.</text:p>
      <text:p text:style-name="P83"/>
      <text:p text:style-name="P141">18</text:p>
      <text:p text:style-name="P83">令命题 <text:span text:style-name="T41">Pn (n = 1, 2, 3)</text:span></text:p>
      <text:p text:style-name="P84">P1 命题为 宝藏在第一个箱子里;</text:p>
      <text:p text:style-name="P84">P2 命题为 宝藏在第二个箱子里;</text:p>
      <text:p text:style-name="P84">P3 命题为 宝藏在第三个箱子里;</text:p>
      <text:p text:style-name="P84"/>
      <text:p text:style-name="P84">提示1 “这个箱子是空的”</text:p>
      <text:p text:style-name="P84">提示2 “第一个箱子中有宝藏”</text:p>
      <text:p text:style-name="P84">提示 3 “第二个箱子中有宝藏”</text:p>
      <text:p text:style-name="P84"/>
      <text:p text:style-name="P85">a) 所有提示都是假的</text:p>
      <text:p text:style-name="P85">解: 皇后不能这么说, 因为提示1与提示2是互斥的, 因此其一必定为真, 与 “所有提示都是假的”矛盾</text:p>
      <text:p text:style-name="P85"/>
      <text:p text:style-name="P85">b) 恰好有一个提示是真的</text:p>
      <text:p text:style-name="P85">将皇后的命题翻译成命题逻辑为 !<text:span text:style-name="T42">P1, P1, P2</text:span></text:p>
      <text:p text:style-name="P87">A = (!P1 ^ !P1 ^ !P2) V (!!P1 ^ P1 ^ !P2) V (!!P1 ^ !P1 ^ P2)</text:p>
      <text:p text:style-name="P87"><text:s text:c="2"/>= (!P1 ^ !P2) V (P1 ^ !P2)</text:p>
      <text:p text:style-name="P87"><text:s text:c="2"/>= !P2 ^ (P1 V P1)</text:p>
      <text:p text:style-name="P87"><text:s text:c="2"/>= !P2</text:p>
      <text:p text:style-name="P87">第二个箱子没有宝藏, 因此只有第一个箱子, 第二个箱子有宝藏</text:p>
      <text:p text:style-name="P87"/>
      <text:p text:style-name="P88">c) 恰好有两个提示是真的</text:p>
      <text:p text:style-name="P86">将皇后的命题翻译成命题逻辑为 !<text:span text:style-name="T42">P1, P1, P2</text:span></text:p>
      <text:p text:style-name="P88">A = (!P1 ^ P1 ^ !P2) V (!P ^ !P1 ^ !P2) V (P1 ^ P1 ^ P2)</text:p>
      <text:p text:style-name="P88"><text:s text:c="2"/>= (!P ^ !P2) V (P1 ^ P2)</text:p>
      <text:p text:style-name="P88">此时 P1 P2 同为真,　即提示 “<text:span text:style-name="T41">第一个箱子中有宝藏</text:span>”为真, “<text:span text:style-name="T41">第二个箱子中有宝藏</text:span>”为真,　宝藏在第1, 第2 个箱子里</text:p>
      <text:p text:style-name="P142">19*</text:p>
      <text:p text:style-name="P90">解: <text:span text:style-name="T43">见答案? 未思考</text:span></text:p>
      <text:p text:style-name="P90"/>
      <text:p text:style-name="P91">20</text:p>
      <text:p text:style-name="P93">解:</text:p>
      <text:p text:style-name="P92">a) 当碰到说谎者的时候, 说谎者肯定会回到 “不是”;</text:p>
      <text:p text:style-name="P92">b) <text:span text:style-name="T44">加入我让你说谎的话, 你会说谎吗? </text:span>(<text:span text:style-name="T44">搞笑 </text:span>其实我想指着一块石头问他这个是不是石头?);</text:p>
      <text:p text:style-name="P92"/>
      <text:p text:style-name="P93">21</text:p>
      <text:p text:style-name="P93">解:</text:p>
      <text:p text:style-name="P94">1) 第一位教授说不知道的意思是他自己是想要咖啡, 但是不知道后面两位教授是否要喝咖啡;</text:p>
      <text:p text:style-name="P94">2) 第二位教授说不知道的意思是他知道第一位要喝咖啡, 他自己也要喝咖啡, 但是不知道第三位教授是都要喝咖啡;</text:p>
      <text:p text:style-name="P94">3) 第三位教授说并非所有人都想喝咖啡, 因此第三位教授不想喝咖啡</text:p>
      <text:p text:style-name="P94">因此女主人只要给第一第二位教授端出咖啡即可;</text:p>
      <text:p text:style-name="P94"/>
      <text:p text:style-name="P94">22</text:p>
      <text:p text:style-name="P95">解:</text:p>
      <text:p text:style-name="P95">我们假设</text:p>
      <text:p text:style-name="P95">命题逻辑 K 为 Jasmine 出席, 命题逻辑 S 为 Samir 出席, 命题逻辑 T 为 Kanti 出席</text:p>
      <text:p text:style-name="P95">因此对以下话语转换为命题逻辑</text:p>
      <text:p text:style-name="P95">a) 如果 Jasmine 出席, 她对 Samir 在场会感到不快 =&gt; J → !S;</text:p>
      <text:p text:style-name="P95">b) Samir 仅当 Kanti 到场才会出席 S → K;</text:p>
      <text:p text:style-name="P95">c) Kanti 不会出席除非 Jasmine 也在场 K → J</text:p>
      <text:p text:style-name="P95">列成真值表, <text:span text:style-name="T46">结论为 所有人参与, Jasmine 单独参与, 或者 Jasmine 跟 Kanti 一起参与为妙</text:span></text:p>
      <table:table table:name="1-2-22" table:style-name="_31_-2-22">
        <table:table-column table:style-name="_31_-2-22.A" table:number-columns-repeated="7"/>
        <table:table-column table:style-name="_31_-2-22.H"/>
        <table:table-row>
          <table:table-cell table:style-name="_31_-2-22.A1" office:value-type="string">
            <text:p text:style-name="P22">J</text:p>
          </table:table-cell>
          <table:table-cell table:style-name="_31_-2-22.A1" office:value-type="string">
            <text:p text:style-name="P22">S</text:p>
          </table:table-cell>
          <table:table-cell table:style-name="_31_-2-22.A1" office:value-type="string">
            <text:p text:style-name="P22">K</text:p>
          </table:table-cell>
          <table:table-cell table:style-name="_31_-2-22.A1" office:value-type="string">
            <text:p text:style-name="P2">!<text:span text:style-name="T45">S</text:span></text:p>
          </table:table-cell>
          <table:table-cell table:style-name="_31_-2-22.A1" office:value-type="string">
            <text:p text:style-name="P22">J→ !S</text:p>
          </table:table-cell>
          <table:table-cell table:style-name="_31_-2-22.A1" office:value-type="string">
            <text:p text:style-name="P22">S-&gt;K</text:p>
          </table:table-cell>
          <table:table-cell table:style-name="_31_-2-22.A1" office:value-type="string">
            <text:p text:style-name="P22">K→ J</text:p>
          </table:table-cell>
          <table:table-cell table:style-name="_31_-2-22.A1" office:value-type="string">
            <text:p text:style-name="P2"/>
          </table:table-cell>
        </table:table-row>
        <table:table-row table:style-name="_31_-2-22.2"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A1" office:value-type="string">
            <text:p text:style-name="P2"/>
          </table:table-cell>
        </table:table-row>
        <table:table-row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"/>
          </table:table-cell>
        </table:table-row>
        <table:table-row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"/>
          </table:table-cell>
        </table:table-row>
        <table:table-row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"/>
          </table:table-cell>
        </table:table-row>
        <table:table-row table:style-name="_31_-2-22.2"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A1" office:value-type="string">
            <text:p text:style-name="P2"/>
          </table:table-cell>
        </table:table-row>
        <table:table-row table:style-name="_31_-2-22.2"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E2" office:value-type="string">
            <text:p text:style-name="P22">1</text:p>
          </table:table-cell>
          <table:table-cell table:style-name="_31_-2-22.A1" office:value-type="string">
            <text:p text:style-name="P2"/>
          </table:table-cell>
        </table:table-row>
        <table:table-row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"/>
          </table:table-cell>
        </table:table-row>
        <table:table-row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0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2">1</text:p>
          </table:table-cell>
          <table:table-cell table:style-name="_31_-2-22.A1" office:value-type="string">
            <text:p text:style-name="P2"/>
          </table:table-cell>
        </table:table-row>
      </table:table>
      <text:p text:style-name="P95"/>
      <text:p text:style-name="P103"><text:soft-page-break/>23 ~ 27 题</text:p>
      <text:p text:style-name="P99">令命题Pa 为 “A 是骑士”, 命题 Pb为 “B 是骑士”</text:p>
      <text:p text:style-name="P96"/>
      <text:p text:style-name="P96">23</text:p>
      <text:p text:style-name="P98">解:</text:p>
      <text:p text:style-name="P97">A 说 “我门中至少有一个是无赖”, 其命题逻辑为 !Pa V !Pb = TRUE</text:p>
      <text:p text:style-name="P101">设立真值表</text:p>
      <table:table table:name="1-2-23" table:style-name="_31_-2-23">
        <table:table-column table:style-name="_31_-2-23.A" table:number-columns-repeated="5"/>
        <table:table-row>
          <table:table-cell table:style-name="_31_-2-23.A1" office:value-type="string">
            <text:p text:style-name="P23">Pa</text:p>
          </table:table-cell>
          <table:table-cell table:style-name="_31_-2-23.A1" office:value-type="string">
            <text:p text:style-name="P23">Pb</text:p>
          </table:table-cell>
          <table:table-cell table:style-name="_31_-2-23.A1" office:value-type="string">
            <text:p text:style-name="P2">!<text:span text:style-name="T47">Pa</text:span></text:p>
          </table:table-cell>
          <table:table-cell table:style-name="_31_-2-23.A1" office:value-type="string">
            <text:p text:style-name="P2">!<text:span text:style-name="T47">Pb</text:span></text:p>
          </table:table-cell>
          <table:table-cell table:style-name="_31_-2-23.A1" office:value-type="string">
            <text:p text:style-name="P100">!Pa V !Pb</text:p>
          </table:table-cell>
        </table:table-row>
        <table:table-row>
          <table:table-cell table:style-name="_31_-2-23.A1" office:value-type="string">
            <text:p text:style-name="P23">0</text:p>
          </table:table-cell>
          <table:table-cell table:style-name="_31_-2-23.A1" office:value-type="string">
            <text:p text:style-name="P23">0</text:p>
          </table:table-cell>
          <table:table-cell table:style-name="_31_-2-23.A1" office:value-type="string">
            <text:p text:style-name="P23">1</text:p>
          </table:table-cell>
          <table:table-cell table:style-name="_31_-2-23.A1" office:value-type="string">
            <text:p text:style-name="P23">1</text:p>
          </table:table-cell>
          <table:table-cell table:style-name="_31_-2-23.A1" office:value-type="string">
            <text:p text:style-name="P23">1</text:p>
          </table:table-cell>
        </table:table-row>
        <table:table-row table:style-name="_31_-2-23.3">
          <table:table-cell table:style-name="_31_-2-23.A3" office:value-type="string">
            <text:p text:style-name="P23">0</text:p>
          </table:table-cell>
          <table:table-cell table:style-name="_31_-2-23.A3" office:value-type="string">
            <text:p text:style-name="P23">1</text:p>
          </table:table-cell>
          <table:table-cell table:style-name="_31_-2-23.A3" office:value-type="string">
            <text:p text:style-name="P23">1</text:p>
          </table:table-cell>
          <table:table-cell table:style-name="_31_-2-23.A3" office:value-type="string">
            <text:p text:style-name="P23">0</text:p>
          </table:table-cell>
          <table:table-cell table:style-name="_31_-2-23.A3" office:value-type="string">
            <text:p text:style-name="P23">1</text:p>
          </table:table-cell>
        </table:table-row>
        <table:table-row table:style-name="_31_-2-23.3">
          <table:table-cell table:style-name="_31_-2-23.A3" office:value-type="string">
            <text:p text:style-name="P23">1</text:p>
          </table:table-cell>
          <table:table-cell table:style-name="_31_-2-23.A3" office:value-type="string">
            <text:p text:style-name="P23">0</text:p>
          </table:table-cell>
          <table:table-cell table:style-name="_31_-2-23.A3" office:value-type="string">
            <text:p text:style-name="P23">0</text:p>
          </table:table-cell>
          <table:table-cell table:style-name="_31_-2-23.A3" office:value-type="string">
            <text:p text:style-name="P23">1</text:p>
          </table:table-cell>
          <table:table-cell table:style-name="_31_-2-23.A3" office:value-type="string">
            <text:p text:style-name="P23">1</text:p>
          </table:table-cell>
        </table:table-row>
        <table:table-row>
          <table:table-cell table:style-name="_31_-2-23.A1" office:value-type="string">
            <text:p text:style-name="P24">1</text:p>
          </table:table-cell>
          <table:table-cell table:style-name="_31_-2-23.A1" office:value-type="string">
            <text:p text:style-name="P24">1</text:p>
          </table:table-cell>
          <table:table-cell table:style-name="_31_-2-23.A1" office:value-type="string">
            <text:p text:style-name="P24">0</text:p>
          </table:table-cell>
          <table:table-cell table:style-name="_31_-2-23.A1" office:value-type="string">
            <text:p text:style-name="P24">0</text:p>
          </table:table-cell>
          <table:table-cell table:style-name="_31_-2-23.A1" office:value-type="string">
            <text:p text:style-name="P24">0</text:p>
          </table:table-cell>
        </table:table-row>
      </table:table>
      <text:p text:style-name="P102"/>
      <text:p text:style-name="P103">1) 那么第四行先排除, 因为如果都是骑士的话, A 是不能说出上面那一句话的;</text:p>
      <text:p text:style-name="P103">2) 考察第一, 第二行, 如果至少有一个是无赖, 那么A 的这句话就是真话, 因此 A 不可能是无赖</text:p>
      <text:p text:style-name="P103">因此 A 是骑士, B 是无赖</text:p>
      <text:p text:style-name="P103"/>
      <text:p text:style-name="P103">24</text:p>
      <text:p text:style-name="P103">解:</text:p>
      <text:p text:style-name="P103">A 说 “我们两个都是骑士”, 其命题逻辑为 Pa ^ Pb = TRUE</text:p>
      <text:p text:style-name="P103">B 说 “A 是无赖”, 其逻辑命题是 !Pa</text:p>
      <text:p text:style-name="P104">考察 B 说的 “A是无赖”, 如果 B 说的是假话, 那个 B 是无赖, 但是与 A 说 “我们两个都是骑士”想矛盾, 因此 B 是骑士, 那么 A 必然就是无赖</text:p>
      <text:p text:style-name="P104"/>
      <text:p text:style-name="P104">25</text:p>
      <text:p text:style-name="P104">解:</text:p>
      <text:p text:style-name="P105">A 说 “我是无赖或B是骑士”, 其逻辑命题为 !Pa V Pb</text:p>
      <text:p text:style-name="P105">B 什么都没说</text:p>
      <text:p text:style-name="P105">考察 A 说的话, 如果 A 是骑士的话, 那么 A 是不能说出我是无赖的话语, 因此 A 只能是无赖, 另外他说 B 是骑士, 考察 A 是无赖, 因此, 他说 B 是骑士是矛盾的, 因此 B 也是无赖</text:p>
      <text:p text:style-name="P105"/>
      <text:p text:style-name="P143">26</text:p>
      <text:p text:style-name="P106">解:</text:p>
      <text:p text:style-name="P107">A <text:span text:style-name="T48">说</text:span>“我是骑士”, 其逻辑命题为 Pa</text:p>
      <text:p text:style-name="P107">B <text:span text:style-name="T48">说</text:span>“我是骑士”, 其逻辑命题为 Pb</text:p>
      <text:p text:style-name="P107">不能判断出他们是说真话还是假话, 因此 A B 同为骑士或者同为无赖</text:p>
      <text:p text:style-name="P107"/>
      <text:p text:style-name="P107">27</text:p>
      <text:p text:style-name="P108">解:</text:p>
      <text:p text:style-name="P108">A 说 “我们都是无赖”, 其逻辑为 !Pa V !Pb</text:p>
      <text:p text:style-name="P108">B 什么都没有说</text:p>
      <text:p text:style-name="P109">如果A 是骑士的话, 他会说 我是骑士, B 是xxx, 而不是我们都是无赖, 因此可以确定 A 是一个无赖, 同样话语里面说明 B 是无赖, 二 A 是无赖已正式, 那么 A 对 B 的身份说了谎, B 的身份应该是骑士</text:p>
      <text:p text:style-name="P110"/>
      <text:p text:style-name="P110">28 ~ 35 题</text:p>
      <text:p text:style-name="P110">令是骑士的命题逻辑为 K</text:p>
      <text:p text:style-name="P110">令是无赖的命题逻辑为 N</text:p>
      <text:p text:style-name="P110">令为间谍的命题逻辑为 S</text:p>
      <text:p text:style-name="P110"/>
      <text:p text:style-name="P110">28<text:line-break/>解:</text:p>
      <text:p text:style-name="P110">A 的话语为 “C 是无赖” =&gt; !KN!S</text:p>
      <text:p text:style-name="P110">B 的话语为 “A是骑士” =&gt; K!N!S</text:p>
      <text:p text:style-name="P110">C 的话语为 “我是间谍” =&gt; !K!NS</text:p>
      <text:p text:style-name="P111">从话语推导</text:p>
      <text:p text:style-name="P111">C 说“我是间谍”, 此时 C 的身份有两种可能, C 是间谍或者 C 是无赖;</text:p>
      <text:p text:style-name="P111">A 说 “C 是无赖”, 此时 A 的身份有两种, A 是骑士或者 A 是间谍;</text:p>
      <text:p text:style-name="P111">B 说 “A是骑士”, 此时可以判断 B 是间谍或者 B 是无赖;</text:p>
      <text:p text:style-name="P111">如果 B 是无赖, 那么 B 是不可能说真话的, 那么B 是间谍并且说了真话, 剩下的可以推导出 A 是骑士, C 是无赖</text:p>
      <text:p text:style-name="P111"/>
      <text:p text:style-name="P144">29</text:p>
      <text:p text:style-name="P114">解:</text:p>
      <text:p text:style-name="P112">A 说 “我是骑士”</text:p>
      <text:p text:style-name="P112">B说 “我是无赖”</text:p>
      <text:p text:style-name="P112">C 说 “B是骑士”</text:p>
      <text:p text:style-name="P112">可以考察 B, C 之间的话语, 都是矛盾的, <text:s/>如果 B说 “我是无赖”, 那么他不可能是说真话, 因此 B是间谍; 而 C 说 “B是骑士”, 显然与上一条结论相违背, C 说谎, 因此 C 是无赖, 剩下的 A 是骑士</text:p>
      <text:p text:style-name="P112"/>
      <text:p text:style-name="P112">30</text:p>
      <text:p text:style-name="P114">解:</text:p>
      <text:p text:style-name="P112">A 说 “<text:span text:style-name="T49">我是无赖</text:span>”;</text:p>
      <text:p text:style-name="P113">B 说 “我是无赖”;</text:p>
      <text:p text:style-name="P113">C 说 “我是无赖”;</text:p>
      <text:p text:style-name="P113">无法分辨每一个人的身份</text:p>
      <text:p text:style-name="P113"/>
      <text:p text:style-name="P114">31</text:p>
      <text:p text:style-name="P114">解:</text:p>
      <text:p text:style-name="P114">A 说 “我是骑士”;</text:p>
      <text:p text:style-name="P114">B 说 “A说的是真话”;</text:p>
      <text:p text:style-name="P114">C 说 “我是间谍”</text:p>
      <text:p text:style-name="P114">突破口在 B, C 的话语, C 说 “我是间谍”, 由此可以推断出 C <text:s/>的身份有两个: C 是 间谍或者 C是无赖, 而 B 说 A 说的是真话, 因此可以判定 B 是间谍或者是无赖，那么剩下的 A 是骑士. 如此, 可以从 B 的话反推出 B 是间谍, C 是无赖</text:p>
      <text:p text:style-name="P114"/>
      <text:p text:style-name="P145">32</text:p>
      <text:p text:style-name="P114">解:</text:p>
      <text:p text:style-name="P115">A 说 “我是骑士”;</text:p>
      <text:p text:style-name="P115">B 说 “A不是无赖”;</text:p>
      <text:p text:style-name="P115">C 说 “B不是无赖”;</text:p>
      <text:p text:style-name="P116"/>
      <text:p text:style-name="P117">B 说 “A 不是无赖”, C 说 “B 不是无赖”, 言下之意 “C是无赖”, <text:s/><text:span text:style-name="T50">C 说的“B 不是无赖”就是真话了. 显然就自相矛盾了. 因此可以推断出 C 的身份不是无赖, 并且 B, C 之间有一个人说假话. <text:s/>C 的身份</text:span></text:p>
      <text:p text:style-name="P118">可能是间谍或骑士.</text:p>
      <text:p text:style-name="P118">再进一步, 如果A 是骑士的话, 那么 B 的话是正确的, 由此可以假定 B 是间谍并说了真话, 那么与上面的推论矛盾, 因此 B 说了假话, A 说了假话. </text:p>
      <text:p text:style-name="P118">因此可以推断出 B 的身份不是骑士, A 的身份也不是骑士, 那么 </text:p>
      <text:p text:style-name="P118">C 才是骑士, 从 C 的话中可以推断出 B 是间谍, A 是无赖</text:p>
      <text:p text:style-name="P112"/>
      <text:p text:style-name="P119">33</text:p>
      <text:p text:style-name="P119">解:</text:p>
      <text:p text:style-name="P119">A 说 “我是骑士”</text:p>
      <text:p text:style-name="P119">B 说 “我是骑士”</text:p>
      <text:p text:style-name="P119">C 说 “我是骑士”</text:p>
      <text:p text:style-name="P119">无法推断出身份</text:p>
      <text:p text:style-name="P119"/>
      <text:p text:style-name="P119">34</text:p>
      <text:p text:style-name="P119">解:</text:p>
      <text:p text:style-name="P119">A 说 “我不是间谍”</text:p>
      <text:p text:style-name="P119">B 说 “我不是间谍”</text:p>
      <text:p text:style-name="P119">C 说 “A是间谍”</text:p>
      <text:p text:style-name="P120"><text:span text:style-name="T51">假设 C 是骑士, 那么A 是间谍, B是无赖了, 而B的“我不是间谍”</text:span><text:span text:style-name="T52">显然为真</text:span><text:span text:style-name="T51">, 这是矛盾的. </text:span><text:span text:style-name="T52">因此可以推断出 C 不是骑士 (间谍或无赖的身份), 并且 C 说谎了. </text:span></text:p>
      <text:p text:style-name="P128">假如 C 是间谍的话, 那么 A <text:s/>是骑士, B 是无赖了. 但是B 的话 “我不是间谍” 为真. 显然是矛盾的, 那么 C 只能是无赖. </text:p>
      <text:p text:style-name="P121">那么剩下的 A, B 只能是骑士和间谍了.</text:p>
      <text:p text:style-name="P121">假如 A 是间谍, 那么 C 的话为真, 显然与上述的推理矛盾, 因此 A 只能是骑士, B 是间谍</text:p>
      <text:p text:style-name="P146">35</text:p>
      <text:p text:style-name="P122">解</text:p>
      <text:p text:style-name="P122">A 说 “我不是间谍”</text:p>
      <text:p text:style-name="P122">B 说 “我不是间谍”</text:p>
      <text:p text:style-name="P122">C 说 “我不是间谍”</text:p>
      <text:p text:style-name="P123">无解</text:p>
      <text:p text:style-name="P123"/>
      <text:p text:style-name="P124">36</text:p>
      <text:p text:style-name="P125">被杀害的是 Cooper 先生.</text:p>
      <text:p text:style-name="P125">证词1: Smith 称 Cooper 是 Jones 的朋友并且 Williams 不喜欢他;</text:p>
      <text:p text:style-name="P125">证词2: Jones 称 Jones 不认识 Cooper 并且 Cooper 被害<text:span text:style-name="T54">的</text:span>当天他不在镇上;</text:p>
      <text:p text:style-name="P125">证词3: Willams 称 在案发当日看到 Smith 和 Jones 与 Cooper 在一起, <text:span text:style-name="T53">因此凶手不是 Smith 就是 Jones</text:span></text:p>
      <text:p text:style-name="P126">a) 三人中有一人是凶手, 清白的那两个人说的是真话, 但凶手说话不一定为真;</text:p>
      <text:p text:style-name="P127">解:</text:p>
      <text:p text:style-name="P127">从证词上来Jones 的证词与 Smith , Willams 的证词<text:span text:style-name="T55">多处</text:span>矛盾, 在这个场景下, Jones 有可能是嫌疑人</text:p>
      <text:p text:style-name="P126"/>
      <text:p text:style-name="P126">b) 清白者没有撒谎;</text:p>
      <text:p text:style-name="P127">解: ?</text:p>
      <text:p text:style-name="P147">37</text:p>
      <text:p text:style-name="P129">解</text:p>
      <text:p text:style-name="P129">令命题 Fred 的薪水是三人中最高的 为 P</text:p>
      <text:p text:style-name="P129">令命题 Janice 的薪水是最高的 为Q</text:p>
      <text:p text:style-name="P129">令命题 Janice 的薪水是最低的 为 R</text:p>
      <text:p text:style-name="P129">令命题 Maggie 的薪水最<text:span text:style-name="T56">高</text:span>为S</text:p>
      <text:p text:style-name="P130">语句 “如果 Fred <text:span text:style-name="T57">的薪水不是三人最高的, 那么 Janice 的薪水最高</text:span>” !P → Q</text:p>
      <text:p text:style-name="P130">语句 “如果 Janice 的薪水不是最低的, 那么Maggie 的薪水最高” !R → S</text:p>
      <text:p text:style-name="P131">A = (<text:span text:style-name="T56">!P → Q</text:span>) ^ (<text:span text:style-name="T56">!R → S</text:span>) <text:span text:style-name="T59">^ ((P </text:span><text:span text:style-name="T60">^ </text:span><text:span text:style-name="T59">!Q </text:span><text:span text:style-name="T60">^ </text:span><text:span text:style-name="T59">!</text:span><text:span text:style-name="T60">S</text:span><text:span text:style-name="T59">) V (!P </text:span><text:span text:style-name="T60">^ </text:span><text:span text:style-name="T59">Q </text:span><text:span text:style-name="T60">^ </text:span><text:span text:style-name="T59">!</text:span><text:span text:style-name="T61">S</text:span><text:span text:style-name="T59">) V (!P </text:span><text:span text:style-name="T60">^ </text:span><text:span text:style-name="T59">!Q </text:span><text:span text:style-name="T60">^ </text:span><text:span text:style-name="T61">S</text:span><text:span text:style-name="T59">))</text:span></text:p>
      <text:p text:style-name="P133"><text:span text:style-name="T59">令 ((P ^! Q ^ !</text:span><text:span text:style-name="T60">S</text:span><text:span text:style-name="T59">) V (!P ^ Q ^ !</text:span><text:span text:style-name="T60">S</text:span><text:span text:style-name="T59">) V (!P ^ !Q ^ </text:span><text:span text:style-name="T60">S</text:span><text:span text:style-name="T59">)) = C</text:span></text:p>
      <text:p text:style-name="P132">A = <text:span text:style-name="T58"><text:s/>(</text:span><text:span text:style-name="T56">!P → Q</text:span><text:span text:style-name="T58">) ^ (</text:span><text:span text:style-name="T56">!R → S</text:span><text:span text:style-name="T58">) </text:span>^ C, <text:span text:style-name="T62">满足C 的 P, Q, S 值有 1 0 0, 0 1 0, 0 0 1 </text:span></text:p>
      <table:table table:name="1-2-37" table:style-name="_31_-2-37">
        <table:table-column table:style-name="_31_-2-37.A" table:number-columns-repeated="8"/>
        <table:table-column table:style-name="_31_-2-37.I"/>
        <table:table-row table:style-name="_31_-2-37.1">
          <table:table-cell table:style-name="_31_-2-37.A1" office:value-type="string">
            <text:p text:style-name="P25">P</text:p>
          </table:table-cell>
          <table:table-cell table:style-name="_31_-2-37.A1" office:value-type="string">
            <text:p text:style-name="P25">Q</text:p>
          </table:table-cell>
          <table:table-cell table:style-name="_31_-2-37.A1" office:value-type="string">
            <text:p text:style-name="P25">R</text:p>
          </table:table-cell>
          <table:table-cell table:style-name="_31_-2-37.A1" office:value-type="string">
            <text:p text:style-name="P25">S</text:p>
          </table:table-cell>
          <table:table-cell table:style-name="_31_-2-37.A1" office:value-type="string">
            <text:p text:style-name="P2">!<text:span text:style-name="T58">P</text:span></text:p>
          </table:table-cell>
          <table:table-cell table:style-name="_31_-2-37.A1" office:value-type="string">
            <text:p text:style-name="P2">!<text:span text:style-name="T58">R</text:span></text:p>
          </table:table-cell>
          <table:table-cell table:style-name="_31_-2-37.G1" office:value-type="string">
            <text:p text:style-name="P2">!P→<text:span text:style-name="T58"> Q</text:span></text:p>
          </table:table-cell>
          <table:table-cell table:style-name="_31_-2-37.G1" office:value-type="string">
            <text:p text:style-name="P2">!R→<text:span text:style-name="T58"> S</text:span></text:p>
          </table:table-cell>
          <table:table-cell table:style-name="_31_-2-37.A1" office:value-type="string">
            <text:p text:style-name="P26">C</text:p>
          </table:table-cell>
        </table:table-row>
        <table:table-row table:style-name="_31_-2-37.1">
          <table:table-cell table:style-name="_31_-2-37.A1" office:value-type="string">
            <text:p text:style-name="P27">1</text:p>
          </table:table-cell>
          <table:table-cell table:style-name="_31_-2-37.A1" office:value-type="string">
            <text:p text:style-name="P27">0</text:p>
          </table:table-cell>
          <table:table-cell table:style-name="_31_-2-37.A1" office:value-type="string">
            <text:p text:style-name="P27">0</text:p>
          </table:table-cell>
          <table:table-cell table:style-name="_31_-2-37.A1" office:value-type="string">
            <text:p text:style-name="P27">0</text:p>
          </table:table-cell>
          <table:table-cell table:style-name="_31_-2-37.A1" office:value-type="string">
            <text:p text:style-name="P27">0</text:p>
          </table:table-cell>
          <table:table-cell table:style-name="_31_-2-37.A1" office:value-type="string">
            <text:p text:style-name="P27">1</text:p>
          </table:table-cell>
          <table:table-cell table:style-name="_31_-2-37.G1" office:value-type="string">
            <text:p text:style-name="P27">1</text:p>
          </table:table-cell>
          <table:table-cell table:style-name="_31_-2-37.G1" office:value-type="string">
            <text:p text:style-name="P27">0</text:p>
          </table:table-cell>
          <table:table-cell table:style-name="_31_-2-37.A1" office:value-type="string">
            <text:p text:style-name="P27">1</text:p>
          </table:table-cell>
        </table:table-row>
        <table:table-row table:style-name="_31_-2-37.1">
          <table:table-cell table:style-name="_31_-2-37.A1" office:value-type="string">
            <text:p text:style-name="P30">1</text:p>
          </table:table-cell>
          <table:table-cell table:style-name="_31_-2-37.A1" office:value-type="string">
            <text:p text:style-name="P30">0</text:p>
          </table:table-cell>
          <table:table-cell table:style-name="_31_-2-37.A1" office:value-type="string">
            <text:p text:style-name="P30">1</text:p>
          </table:table-cell>
          <table:table-cell table:style-name="_31_-2-37.A1" office:value-type="string">
            <text:p text:style-name="P30">0</text:p>
          </table:table-cell>
          <table:table-cell table:style-name="_31_-2-37.A1" office:value-type="string">
            <text:p text:style-name="P30">0</text:p>
          </table:table-cell>
          <table:table-cell table:style-name="_31_-2-37.A1" office:value-type="string">
            <text:p text:style-name="P30">0</text:p>
          </table:table-cell>
          <table:table-cell table:style-name="_31_-2-37.G1" office:value-type="string">
            <text:p text:style-name="P30">1</text:p>
          </table:table-cell>
          <table:table-cell table:style-name="_31_-2-37.G1" office:value-type="string">
            <text:p text:style-name="P30">1</text:p>
          </table:table-cell>
          <table:table-cell table:style-name="_31_-2-37.A1" office:value-type="string">
            <text:p text:style-name="P30">1</text:p>
          </table:table-cell>
        </table:table-row>
        <table:table-row table:style-name="_31_-2-37.1">
          <table:table-cell table:style-name="_31_-2-37.A1" office:value-type="string">
            <text:p text:style-name="P27">0</text:p>
          </table:table-cell>
          <table:table-cell table:style-name="_31_-2-37.A1" office:value-type="string">
            <text:p text:style-name="P27">1</text:p>
          </table:table-cell>
          <table:table-cell table:style-name="_31_-2-37.A1" office:value-type="string">
            <text:p text:style-name="P27">0</text:p>
          </table:table-cell>
          <table:table-cell table:style-name="_31_-2-37.A1" office:value-type="string">
            <text:p text:style-name="P27">0</text:p>
          </table:table-cell>
          <table:table-cell table:style-name="_31_-2-37.A1" office:value-type="string">
            <text:p text:style-name="P27">1</text:p>
          </table:table-cell>
          <table:table-cell table:style-name="_31_-2-37.A1" office:value-type="string">
            <text:p text:style-name="P27">1</text:p>
          </table:table-cell>
          <table:table-cell table:style-name="_31_-2-37.G1" office:value-type="string">
            <text:p text:style-name="P27">1</text:p>
          </table:table-cell>
          <table:table-cell table:style-name="_31_-2-37.G1" office:value-type="string">
            <text:p text:style-name="P27">0</text:p>
          </table:table-cell>
          <table:table-cell table:style-name="_31_-2-37.A1" office:value-type="string">
            <text:p text:style-name="P27">1</text:p>
          </table:table-cell>
        </table:table-row>
        <table:table-row table:style-name="_31_-2-37.1">
          <table:table-cell table:style-name="_31_-2-37.A1" office:value-type="string">
            <text:p text:style-name="P30">0</text:p>
          </table:table-cell>
          <table:table-cell table:style-name="_31_-2-37.A1" office:value-type="string">
            <text:p text:style-name="P30">1</text:p>
          </table:table-cell>
          <table:table-cell table:style-name="_31_-2-37.A1" office:value-type="string">
            <text:p text:style-name="P30">1</text:p>
          </table:table-cell>
          <table:table-cell table:style-name="_31_-2-37.A1" office:value-type="string">
            <text:p text:style-name="P30">0</text:p>
          </table:table-cell>
          <table:table-cell table:style-name="_31_-2-37.A1" office:value-type="string">
            <text:p text:style-name="P30">1</text:p>
          </table:table-cell>
          <table:table-cell table:style-name="_31_-2-37.A1" office:value-type="string">
            <text:p text:style-name="P30">0</text:p>
          </table:table-cell>
          <table:table-cell table:style-name="_31_-2-37.G1" office:value-type="string">
            <text:p text:style-name="P30">1</text:p>
          </table:table-cell>
          <table:table-cell table:style-name="_31_-2-37.G1" office:value-type="string">
            <text:p text:style-name="P31">1</text:p>
          </table:table-cell>
          <table:table-cell table:style-name="_31_-2-37.A1" office:value-type="string">
            <text:p text:style-name="P30">1</text:p>
          </table:table-cell>
        </table:table-row>
        <table:table-row table:style-name="_31_-2-37.1">
          <table:table-cell table:style-name="_31_-2-37.A1" office:value-type="string">
            <text:p text:style-name="P28">0</text:p>
          </table:table-cell>
          <table:table-cell table:style-name="_31_-2-37.A1" office:value-type="string">
            <text:p text:style-name="P28">0</text:p>
          </table:table-cell>
          <table:table-cell table:style-name="_31_-2-37.A1" office:value-type="string">
            <text:p text:style-name="P29">1</text:p>
          </table:table-cell>
          <table:table-cell table:style-name="_31_-2-37.A1" office:value-type="string">
            <text:p text:style-name="P28">1</text:p>
          </table:table-cell>
          <table:table-cell table:style-name="_31_-2-37.A1" office:value-type="string">
            <text:p text:style-name="P29">1</text:p>
          </table:table-cell>
          <table:table-cell table:style-name="_31_-2-37.A1" office:value-type="string">
            <text:p text:style-name="P29">0</text:p>
          </table:table-cell>
          <table:table-cell table:style-name="_31_-2-37.G1" office:value-type="string">
            <text:p text:style-name="P29">0</text:p>
          </table:table-cell>
          <table:table-cell table:style-name="_31_-2-37.G1" office:value-type="string">
            <text:p text:style-name="P29">1</text:p>
          </table:table-cell>
          <table:table-cell table:style-name="_31_-2-37.A1" office:value-type="string">
            <text:p text:style-name="P27">1</text:p>
          </table:table-cell>
        </table:table-row>
        <table:table-row table:style-name="_31_-2-37.1">
          <table:table-cell table:style-name="_31_-2-37.A1" office:value-type="string">
            <text:p text:style-name="P28">0</text:p>
          </table:table-cell>
          <table:table-cell table:style-name="_31_-2-37.A1" office:value-type="string">
            <text:p text:style-name="P28">0</text:p>
          </table:table-cell>
          <table:table-cell table:style-name="_31_-2-37.A1" office:value-type="string">
            <text:p text:style-name="P29">1</text:p>
          </table:table-cell>
          <table:table-cell table:style-name="_31_-2-37.A1" office:value-type="string">
            <text:p text:style-name="P28">1</text:p>
          </table:table-cell>
          <table:table-cell table:style-name="_31_-2-37.A1" office:value-type="string">
            <text:p text:style-name="P29">1</text:p>
          </table:table-cell>
          <table:table-cell table:style-name="_31_-2-37.A1" office:value-type="string">
            <text:p text:style-name="P29">0</text:p>
          </table:table-cell>
          <table:table-cell table:style-name="_31_-2-37.G1" office:value-type="string">
            <text:p text:style-name="P29">0</text:p>
          </table:table-cell>
          <table:table-cell table:style-name="_31_-2-37.G1" office:value-type="string">
            <text:p text:style-name="P29">1</text:p>
          </table:table-cell>
          <table:table-cell table:style-name="_31_-2-37.A1" office:value-type="string">
            <text:p text:style-name="P27">1</text:p>
          </table:table-cell>
        </table:table-row>
      </table:table>
      <text:p text:style-name="P130"/>
      <text:p text:style-name="P134">可以得出 P=1, Q=0, R=1, S=0 时 或 P = 0, Q = 1, R=1, S=0 时满足条件, 但是 R=1与 Q=1是相互矛盾的, 因此只有 P=1, Q=0, R=1, S=0 <text:s/>条件吻合</text:p>
      <text:p text:style-name="P134"/>
      <text:p text:style-name="P160">因此按照薪水从高到低排序分别为 Fred, Maggie, Janice</text:p>
      <text:p text:style-name="P134"/>
      <text:p text:style-name="P148">38</text:p>
      <text:p text:style-name="P135">解: </text:p>
      <text:p text:style-name="P135">令</text:p>
      <text:p text:style-name="P135">1<text:span text:style-name="T63">)</text:span>命题 <text:span text:style-name="T63">Kevin 在聊天为 K</text:span></text:p>
      <text:p text:style-name="P136">2)命题 Heather 在聊天为 H</text:p>
      <text:p text:style-name="P136">3)命题 Randi 在聊天为 R</text:p>
      <text:p text:style-name="P136">4)命题 Vijay 在聊天为 V</text:p>
      <text:p text:style-name="P136">5)命题 Abby 在聊天为 A</text:p>
      <text:p text:style-name="P136">a) 为以下说法建立命题逻辑表达式</text:p>
      <text:p text:style-name="P136">b) Kevin 或 Heather 或两个人都在聊天 =&gt; K V H</text:p>
      <text:p text:style-name="P136">c) Randi 或 Vijay 但不是两个人同时在聊天 <text:span text:style-name="T67">(R → !V) ^ (V → !R)</text:span></text:p>
      <text:p text:style-name="P136">d) 如果 Abby 在聊天, 那么 Randi 也在聊天 A → R</text:p>
      <text:p text:style-name="P136">e) Vijay 和 Kevin 或者两个人在聊天, 或者都不聊天 V <text:span text:style-name="T65">↔ </text:span><text:s/>K</text:p>
      <text:p text:style-name="P136">f) 如果 Heather 在聊天, 那么 Abby 和 Kevin也在聊天 H → (A ^ K)</text:p>
      <text:p text:style-name="P161">Q = (K <text:span text:style-name="T64">v</text:span> H) ^ <text:span text:style-name="T67">(R → !V) ^ (V → !R)</text:span> ^ (A→R) ^ (V<text:span text:style-name="T66">↔ </text:span>K) ^ (H → (A ^ K))</text:p>
      <text:p text:style-name="P162"><text:s text:c="2"/><text:span text:style-name="T68">= (!K → H) </text:span>^ <text:span text:style-name="T67">(R → !V) ^ (V → !R)</text:span> ^ (A→R) ^ (V<text:span text:style-name="T66">↔ </text:span>K) ^ (H → (A ^ K))</text:p>
      <text:p text:style-name="P162"><text:s text:c="2"/><text:span text:style-name="T68">= (!K → H) ^ </text:span>(H → (A ^ K)) <text:span text:style-name="T68">^ </text:span><text:span text:style-name="T67">(R → !V) ^ (V → !R)</text:span> ^ (A→R) ^ (V<text:span text:style-name="T66">↔ </text:span>K)</text:p>
      <text:p text:style-name="P163"><text:span text:style-name="T69">1</text:span> 假设 K 为<text:span text:style-name="T69">false</text:span>,</text:p>
      <text:p text:style-name="P163"><text:span text:style-name="T69">a) </text:span>由<text:span text:style-name="T69">逻辑命题</text:span> (!K → H) 为 true 可推出 H 为 true; </text:p>
      <text:p text:style-name="P163"><text:span text:style-name="T69">b) 由逻辑命题 </text:span><text:span text:style-name="T63">(H → (A ^ K)) </text:span><text:span text:style-name="T69">为true 可以推出 (A ^ K) </text:span><text:span text:style-name="T70">真值</text:span><text:span text:style-name="T69">为 true, 但是 K 为 false, 因此这个时候逻辑错误, 因此 K 不能为 false, K 得真值确定, 为 true;</text:span></text:p>
      <text:p text:style-name="P164">2 由 1 推断出 <text:span text:style-name="T70">K</text:span> 为true, <text:span text:style-name="T70">我们再看逻辑命题 V ↔ K, 逻辑命题 V ↔ K 真值为 true, 那么 V <text:s/>的真值为 true;</text:span></text:p>
      <text:p text:style-name="P165">3 由 2 推断出的 V 为 true, 我们再看逻辑命题 R→!V, 假设 R→ !V 真值为 true, 那么逻辑命题 </text:p>
      <text:p text:style-name="P165">R→!V 中 R的取值为 false. 当 V 为 true, R为 false 满足逻辑命题 V → !R的真值为 true;</text:p>
      <text:p text:style-name="P165">4 由 3 推断出的 R 为 false可以推断出, 当逻辑命题 A→ R的真值要想为 true, 那么 A 的真值必定为 false, 因此可以推断出 A 的真值为false;</text:p>
      <text:p text:style-name="P165">5 有 1, 4 可得, A ^ K 的真值为 false, 此时想要 H → (A^K) 的真值为 true, 那么 H 的真值一定为 false;</text:p>
      <text:p text:style-name="P165">有 1- 5 可以推断得出逻辑命题 K, V 为 true, 其他的逻辑命题为 false, 所以 只有 Kevin 跟 Vijay 正在聊天, 其他人都没有在聊天</text:p>
      <text:p text:style-name="P165"/>
      <text:p text:style-name="P198">39</text:p>
      <text:p text:style-name="P166">解:</text:p>
      <text:p text:style-name="P166">令逻辑命题 “男管家说的话是真话”为 a;</text:p>
      <text:p text:style-name="P166">令逻辑命题 “厨师说的话是真话”为b;</text:p>
      <text:p text:style-name="P166">令逻辑命题 “园丁说的话是真话” 为c;</text:p>
      <text:p text:style-name="P166">令逻辑命题 “杂役说的话是真话”为 d;</text:p>
      <text:p text:style-name="P166">语句 “如果男管家说的是真话, 那么厨师说的话也是真话”转化为逻辑命题 a → b;</text:p>
      <text:p text:style-name="P171">语句 “厨师和园丁说的不可能都是真话” <text:span text:style-name="T71">转化为逻辑命题 </text:span><text:span text:style-name="T74">(!b v !c)</text:span><text:span text:style-name="T71">;</text:span></text:p>
      <text:p text:style-name="P172"><text:span text:style-name="T72">语句 “园丁和杂役不可能都在说谎” 转化为逻辑命题 </text:span><text:span text:style-name="T73">(c </text:span><text:span text:style-name="T74">v </text:span><text:span text:style-name="T73">d)</text:span><text:span text:style-name="T72">;</text:span></text:p>
      <text:p text:style-name="P167">语句 “如果杂役说真话, 那么厨师就在说谎”d → !b;</text:p>
      <text:p text:style-name="P168">令复杂命题</text:p>
      <text:p text:style-name="P169">A = (a → b) ^ <text:s/><text:span text:style-name="T74">(!b v !c)</text:span> ^ <text:span text:style-name="T73">(c </text:span><text:span text:style-name="T74">v </text:span><text:span text:style-name="T73">d)</text:span> ^ (d → !b)</text:p>
      <text:p text:style-name="P170">1. 假设 b = true</text:p>
      <text:p text:style-name="P170">a) 若 b = true, 可以推出 逻辑命题 (!b v !c) 中 c = false;</text:p>
      <text:p text:style-name="P170">b) 由 a) 的结论 c = false, 可以推导出 d = true;</text:p>
      <text:p text:style-name="P170">c) 但是若令逻辑命题 d → !b 真值为 true, d = false 与 b) 结论矛盾, 因此 b = false, 且 a <text:s/>= false;</text:p>
      <text:p text:style-name="P170"/>
      <text:p text:style-name="P170">2 由 1 中的结论 a = false, b = false,</text:p>
      <text:p text:style-name="P170">a) <text:s/>此时 (d → !b) 为真值, 在此假设 <text:span text:style-name="T75">d <text:s/>= false;</text:span></text:p>
      <text:p text:style-name="Text_20_body"><text:span text:style-name="T75">b) 由 a) 的假设 d = false, 如果要令 c v d 的真值为 true, 那么 c 的真值为 true;</text:span></text:p>
      <text:p text:style-name="P173">c) 假设 d = true, 如果此时 c v d 的真值为 true, 那么 c 的真值可真可假;</text:p>
      <text:p text:style-name="P174">因此不能判定 c 与 d 的值</text:p>
      <text:p text:style-name="P174"/>
      <text:p text:style-name="P174">所以结论是男管家与厨师说谎, 但是不能判定园丁与杂役到时是说了真话还是说谎</text:p>
      <text:p text:style-name="P199">40</text:p>
      <text:p text:style-name="P175">解:</text:p>
      <text:p text:style-name="P175">令逻辑命题 “是 Alice 非法进入计算机系统” 为 a;</text:p>
      <text:p text:style-name="P175">令逻辑命题 “是 John 非法进入计算机系统” 为 j;</text:p>
      <text:p text:style-name="P175">令逻辑命题 “是 Carlos 非法进入计算机系统” 为 c;</text:p>
      <text:p text:style-name="P175">令逻辑命题 “是 Diana 非法进入计算机系统”为d;</text:p>
      <text:p text:style-name="P175">由陈述构建逻辑命题</text:p>
      <text:p text:style-name="P175"><text:span text:style-name="T76">1</text:span>) “是 Carlos 干的” =&gt; c;</text:p>
      <text:p text:style-name="P175"><text:span text:style-name="T76">2</text:span>) “我没干” =&gt; <text:s/>!j;</text:p>
      <text:p text:style-name="P175"><text:span text:style-name="T76">3</text:span>) “是 Diana干的” =&gt; d;</text:p>
      <text:p text:style-name="P175"><text:span text:style-name="T76">4</text:span>) “Carlos 说是我干的, 他说谎” =&gt; !d</text:p>
      <text:p text:style-name="P176">a) 当局知道四个嫌疑人中恰有一个人在真话</text:p>
      <text:p text:style-name="P177">解:</text:p>
      <text:p text:style-name="P177">1) 假设 Alice 说的是真话, 那么 John 说的也是真话, 前后矛盾, 因此Alice 说的是假话;</text:p>
      <text:p text:style-name="P178">2) 假设 John 说的是真话, 那么 3, 4 就互相矛盾了, 显然有一人说了真话一人说了假话, 就与条件矛盾, 因此 John 说的是假话, 因此就是 John 做作案;</text:p>
      <text:p text:style-name="P178"/>
      <text:p text:style-name="P178">b) 当局还知道恰有一人在说谎</text:p>
      <text:p text:style-name="P178">解:</text:p>
      <text:p text:style-name="P178">假设 Alice 说谎, 则其它人都是真话, 但是 Carlos 与 Diana 的话是矛盾的, 因此 Alice 的话是真的, 而 Carlos 说谎, 是 Carlos 作案</text:p>
      <text:p text:style-name="P178"/>
      <text:p text:style-name="P179">41</text:p>
      <text:p text:style-name="P180">解: <text:span text:style-name="T77">第二个房间里面的是美女</text:span></text:p>
      <text:p text:style-name="P180"/>
      <text:p text:style-name="P201">42 爱因斯坦斑马谜题: <text:span text:style-name="T99">(TODO)</text:span></text:p>
      <text:p text:style-name="P181"/>
      <table:table table:name="1-2-42" table:style-name="_31_-2-42">
        <table:table-column table:style-name="_31_-2-42.A"/>
        <table:table-column table:style-name="_31_-2-42.B"/>
        <table:table-column table:style-name="_31_-2-42.C"/>
        <table:table-column table:style-name="_31_-2-42.D"/>
        <table:table-column table:style-name="_31_-2-42.C"/>
        <table:table-column table:style-name="_31_-2-42.F"/>
        <table:table-row>
          <table:table-cell table:style-name="_31_-2-42.A1" office:value-type="string">
            <text:p text:style-name="P152">主人国籍</text:p>
          </table:table-cell>
          <table:table-cell table:style-name="_31_-2-42.A1" office:value-type="string">
            <text:p text:style-name="P152">房子号 <text:span text:style-name="T78">(左 → 右)</text:span></text:p>
          </table:table-cell>
          <table:table-cell table:style-name="_31_-2-42.A1" office:value-type="string">
            <text:p text:style-name="P152">房子颜色</text:p>
          </table:table-cell>
          <table:table-cell table:style-name="_31_-2-42.A1" office:value-type="string">
            <text:p text:style-name="P152">工作</text:p>
          </table:table-cell>
          <table:table-cell table:style-name="_31_-2-42.A1" office:value-type="string">
            <text:p text:style-name="P152">宠物</text:p>
          </table:table-cell>
          <table:table-cell table:style-name="_31_-2-42.A1" office:value-type="string">
            <text:p text:style-name="P152">喜爱饮料</text:p>
          </table:table-cell>
        </table:table-row>
        <table:table-row>
          <table:table-cell table:style-name="_31_-2-42.A1" office:value-type="string">
            <text:p text:style-name="P152">英国人</text:p>
          </table:table-cell>
          <table:table-cell table:style-name="_31_-2-42.A1" office:value-type="string">
            <text:p text:style-name="P157">3 或 5</text:p>
          </table:table-cell>
          <table:table-cell table:style-name="_31_-2-42.A1" office:value-type="string">
            <text:p text:style-name="P154">红色</text:p>
          </table:table-cell>
          <table:table-cell table:style-name="_31_-2-42.A1" office:value-type="string">
            <text:p text:style-name="P150"/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153"/>
          </table:table-cell>
        </table:table-row>
        <table:table-row>
          <table:table-cell table:style-name="_31_-2-42.A1" office:value-type="string">
            <text:p text:style-name="P152">西班牙人</text:p>
          </table:table-cell>
          <table:table-cell table:style-name="_31_-2-42.A1" office:value-type="string">
            <text:p text:style-name="P151"/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158">医师|小提琴家</text:p>
          </table:table-cell>
          <table:table-cell table:style-name="_31_-2-42.A1" office:value-type="string">
            <text:p text:style-name="P154">狗</text:p>
          </table:table-cell>
          <table:table-cell table:style-name="_31_-2-42.A1" office:value-type="string">
            <text:p text:style-name="P2"/>
          </table:table-cell>
        </table:table-row>
        <table:table-row>
          <table:table-cell table:style-name="_31_-2-42.A1" office:value-type="string">
            <text:p text:style-name="P152">日本人</text:p>
          </table:table-cell>
          <table:table-cell table:style-name="_31_-2-42.A1" office:value-type="string">
            <text:p text:style-name="P150"/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154">油漆工</text:p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2"/>
          </table:table-cell>
        </table:table-row>
        <table:table-row>
          <table:table-cell table:style-name="_31_-2-42.A1" office:value-type="string">
            <text:p text:style-name="P152">意大利人</text:p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2"/>
          </table:table-cell>
          <table:table-cell table:style-name="_31_-2-42.A1" office:value-type="string">
            <text:p text:style-name="P154">茶</text:p>
          </table:table-cell>
        </table:table-row>
        <table:table-row>
          <table:table-cell table:style-name="_31_-2-42.A1" office:value-type="string">
            <text:p text:style-name="P152">挪威人</text:p>
          </table:table-cell>
          <table:table-cell table:style-name="_31_-2-42.A1" office:value-type="string">
            <text:p text:style-name="P154">1</text:p>
          </table:table-cell>
          <table:table-cell table:style-name="_31_-2-42.A1" office:value-type="string">
            <text:p text:style-name="P155">黄色</text:p>
          </table:table-cell>
          <table:table-cell table:style-name="_31_-2-42.A1" office:value-type="string">
            <text:p text:style-name="P155">外交官</text:p>
          </table:table-cell>
          <table:table-cell table:style-name="_31_-2-42.A1" office:value-type="string">
            <text:p text:style-name="P158"/>
          </table:table-cell>
          <table:table-cell table:style-name="_31_-2-42.A1" office:value-type="string">
            <text:p text:style-name="P156">矿泉水</text:p>
          </table:table-cell>
        </table:table-row>
      </table:table>
      <text:p text:style-name="P181"/>
      <text:p text:style-name="P190">1)</text:p>
      <text:p text:style-name="P183">房颜色推断 </text:p>
      <text:p text:style-name="P183">“<text:span text:style-name="T81">挪威人住在左边第一间房</text:span>”</text:p>
      <text:p text:style-name="P183">“挪威人的房子紧挨着蓝色房子” =&gt; 第二<text:span text:style-name="T81">间</text:span>房<text:span text:style-name="T81">子</text:span>是蓝色</text:p>
      <text:p text:style-name="P182">“绿色房子紧挨着白房子的右边” =&gt; 白房子编号为 3 或 4 , 而绿房子编号为 4 或 5</text:p>
      <text:p text:style-name="P183">“<text:span text:style-name="T80">英国人住在红色房子里</text:span>” <text:span text:style-name="T80">=&gt; 英国人的房子的编号为 3 或 5</text:span></text:p>
      <text:p text:style-name="P183"><text:span text:style-name="T80">那么黄色的房子就是第一间, 而 “</text:span><text:span text:style-name="T84">外交官住在黄房子里, </text:span><text:span text:style-name="T83">黄色房子的编号为1, </text:span><text:span text:style-name="T85">挪威人是外交官</text:span><text:span text:style-name="T80">” </text:span></text:p>
      <text:p text:style-name="P185"/>
      <text:p text:style-name="P190">2)</text:p>
      <text:p text:style-name="P185">喜爱饮料推断</text:p>
      <text:p text:style-name="P184">“意大利人喝茶”, “中间那个房子的人喜欢喝牛奶”, “绿房子的主人喜欢喝咖啡”, “<text:span text:style-name="T82">小提琴</text:span><text:span text:style-name="T92">家</text:span><text:span text:style-name="T82">喜欢喝橘子汁</text:span>” <text:span text:style-name="T91">推断</text:span><text:span text:style-name="T82">出 “</text:span><text:span text:style-name="T86">挪威人</text:span><text:span text:style-name="T83">喝矿泉水</text:span><text:span text:style-name="T82">”</text:span></text:p>
      <text:p text:style-name="P184"/>
      <text:p text:style-name="P190">3)</text:p>
      <text:p text:style-name="P186"><text:span text:style-name="T79">“</text:span><text:span text:style-name="T90">西班牙人</text:span><text:span text:style-name="T91">养</text:span><text:span text:style-name="T90">了一条狗</text:span><text:span text:style-name="T79">”, “</text:span><text:span text:style-name="T90">摄影师</text:span><text:span text:style-name="T91">养</text:span><text:span text:style-name="T90">了一只蜗牛</text:span><text:span text:style-name="T79">”, “</text:span><text:span text:style-name="T90">养马的人所住的房子与外交官的房子相邻</text:span><text:span text:style-name="T79">”, “</text:span><text:span text:style-name="T90">养狐狸的人与医师的房子相邻</text:span><text:span text:style-name="T79">”, </text:span><text:span text:style-name="T91">推断出 “</text:span><text:span text:style-name="T87">蓝色房子主人养马</text:span><text:span text:style-name="T91">”, </text:span><text:span text:style-name="T93">“</text:span><text:span text:style-name="T88">西班牙人职业不是摄影师</text:span><text:span text:style-name="T93">”, “</text:span><text:span text:style-name="T89">西班牙人职业不是油漆工</text:span><text:span text:style-name="T93">”, “</text:span><text:span text:style-name="T89">西班牙人职业不是外交官</text:span><text:span text:style-name="T93">”</text:span></text:p>
      <text:p text:style-name="P186"><text:span text:style-name="T94">=&gt; </text:span>“<text:span text:style-name="T95">西班牙人职业是医师或小提琴家</text:span>”</text:p>
      <text:p text:style-name="P187"/>
      <text:p text:style-name="P188">从西班牙人的养宠物, <text:span text:style-name="T96">住房</text:span>, 西班牙<text:span text:style-name="T96">人</text:span><text:span text:style-name="T97">不</text:span>住在编号为1, 2 的房子里, <text:span text:style-name="T96">西班牙人</text:span><text:span text:style-name="T97">不</text:span><text:span text:style-name="T96">住在红色的房子里面;</text:span></text:p>
      <text:p text:style-name="P189">=&gt; “西班牙人住在白色房子或绿色房子里面”</text:p>
      <text:p text:style-name="P191"><text:span text:style-name="T98">假如英国人住的红色房子编号为3, 那么 白色房子和绿色房子编号分别是 4，5;</text:span></text:p>
      <text:p text:style-name="P191"><text:span text:style-name="T98">那么英国人的饮料是牛奶, 绿房子的主人喜欢喝咖啡, 那么白色房子喜欢喝橘子汁</text:span></text:p>
      <text:p text:style-name="P200">43</text:p>
      <text:p text:style-name="P192">令<text:span text:style-name="T99">逻辑命题</text:span> “至少有一个参议员是诚实的为” h</text:p>
      <text:p text:style-name="P192">令<text:span text:style-name="T99">逻辑命题</text:span> “任意两个参议员中至少有一个是不诚实的”为 l</text:p>
      <text:p text:style-name="P193">解: </text:p>
      <text:p text:style-name="P193"><text:span text:style-name="T99">1) </text:span>假设有 49 个参议员是诚实的, 那么满足 <text:span text:style-name="T99">h, 但是不满足任意两个参议院中至少有一个是不诚实的;</text:span></text:p>
      <text:p text:style-name="P193"><text:span text:style-name="T99">同理从 48 → 2 都不满足 l;</text:span></text:p>
      <text:p text:style-name="P193"><text:span text:style-name="T99">2) 假设只有一个参议员是诚实的, 那么对于 h 是满足的, 而对于 l 同时满足</text:span> ;</text:p>
      <text:p text:style-name="P194">因此只有一个参议员是诚实的</text:p>
      <text:p text:style-name="P194"/>
      <text:p text:style-name="P194">44</text:p>
      <text:p text:style-name="P195">解:</text:p>
      <text:p text:style-name="P195">a) !p v !q;</text:p>
      <text:p text:style-name="P195">b) !(p v (!p ^ q))</text:p>
      <text:p text:style-name="P195"/>
      <text:p text:style-name="P196">45</text:p>
      <text:p text:style-name="P196">解:</text:p>
      <text:p text:style-name="P197">a) !(p ^ (q v !r))</text:p>
      <text:p text:style-name="P197">b) (!p ^ !q) v (p ^ 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12-18T17:39:31.097000000</dc:date>
    <meta:editing-duration>PT13H51M22S</meta:editing-duration>
    <meta:editing-cycles>196</meta:editing-cycles>
    <meta:document-statistic meta:table-count="8" meta:image-count="0" meta:object-count="0" meta:page-count="20" meta:paragraph-count="1146" meta:word-count="7007" meta:character-count="10399" meta:non-whitespace-character-count="8555"/>
  </office:meta>
</office:document-meta>
</file>